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table:shapes>
          <draw:frame draw:z-index="0" draw:style-name="gr1" draw:text-style-name="P1" svg:width="453.51pt" svg:height="255.09pt" svg:x="4.93pt" svg:y="2636.62pt">
            <loext:p draw:notify-on-update-of-ranges="test.A1:test.A1 test.A2:test.A101 test.B1:test.B1 test.B2:test.B101 test.A1:test.A1 test.A2:test.A101 test.C1:test.C1 test.C2:test.C101 test.A1:test.A1 test.A2:test.A101 test.D1:test.D1 test.D2:test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72.88pt" svg:y="2632.05pt">
            <loext:p draw:notify-on-update-of-ranges="test.A102:test.A102 test.A103:test.A202 test.B102:test.B102 test.B103:test.B202 test.A102:test.A102 test.A103:test.A202 test.C102:test.C102 test.C103:test.C202 test.A102:test.A102 test.A103:test.A202 test.D102:test.D102 test.D103:test.D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36.6pt" svg:y="2647.9pt">
            <loext:p draw:notify-on-update-of-ranges="test.F102:test.F102 test.F103:test.F202 test.G102:test.G102 test.G103:test.G202 test.F102:test.F102 test.F103:test.F202 test.H102:test.H102 test.H103:test.H202 test.F102:test.F102 test.F103:test.F202 test.I102:test.I102 test.I103:test.I2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Insertionsort time time</text:p>
          </table:table-cell>
          <table:table-cell office:value-type="string" calcext:value-type="string">
            <text:p>Mergesort time</text:p>
          </table:table-cell>
          <table:table-cell office:value-type="string" calcext:value-type="string">
            <text:p>Quicksort time</text:p>
          </table:table-cell>
          <table:table-cell office:value-type="string" calcext:value-type="string">
            <text:p><text:s text:c="5"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0.000014" calcext:value-type="float">
            <text:p>0.00001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18" calcext:value-type="float">
            <text:p>0.00001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22" calcext:value-type="float">
            <text:p>0.000022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027" calcext:value-type="float">
            <text:p>0.00002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033" calcext:value-type="float">
            <text:p>0.000033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038" calcext:value-type="float">
            <text:p>0.000038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042" calcext:value-type="float">
            <text:p>0.00004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047" calcext:value-type="float">
            <text:p>0.000047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051" calcext:value-type="float">
            <text:p>0.000051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04" calcext:value-type="float">
            <text:p>0.00004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39" calcext:value-type="float">
            <text:p>0.000039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39" calcext:value-type="float">
            <text:p>0.000039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041" calcext:value-type="float">
            <text:p>0.000041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044" calcext:value-type="float">
            <text:p>0.000044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046" calcext:value-type="float">
            <text:p>0.000046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02413" calcext:value-type="float">
            <text:p>0.002413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048" calcext:value-type="float">
            <text:p>0.000048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5" calcext:value-type="float">
            <text:p>0.0000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48" calcext:value-type="float">
            <text:p>0.000048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5" calcext:value-type="float">
            <text:p>0.00005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0057" calcext:value-type="float">
            <text:p>0.000057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057" calcext:value-type="float">
            <text:p>0.000057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6" calcext:value-type="float">
            <text:p>0.00006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068" calcext:value-type="float">
            <text:p>0.000068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07" calcext:value-type="float">
            <text:p>0.00007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073" calcext:value-type="float">
            <text:p>0.000073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075" calcext:value-type="float">
            <text:p>0.000075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5864" calcext:value-type="float">
            <text:p>0.005864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079" calcext:value-type="float">
            <text:p>0.000079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6264" calcext:value-type="float">
            <text:p>0.006264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082" calcext:value-type="float">
            <text:p>0.000082</text:p>
          </table:table-cell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006633" calcext:value-type="float">
            <text:p>0.006633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086" calcext:value-type="float">
            <text:p>0.000086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06882" calcext:value-type="float">
            <text:p>0.006882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086" calcext:value-type="float">
            <text:p>0.000086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087" calcext:value-type="float">
            <text:p>0.000087</text:p>
          </table:table-cell>
          <table:table-cell table:number-columns-repeated="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09" calcext:value-type="float">
            <text:p>0.00009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8203" calcext:value-type="float">
            <text:p>0.00820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092" calcext:value-type="float">
            <text:p>0.000092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094" calcext:value-type="float">
            <text:p>0.000094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9166" calcext:value-type="float">
            <text:p>0.009166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095" calcext:value-type="float">
            <text:p>0.000095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009648" calcext:value-type="float">
            <text:p>0.009648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098" calcext:value-type="float">
            <text:p>0.000098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010149" calcext:value-type="float">
            <text:p>0.010149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103" calcext:value-type="float">
            <text:p>0.000103</text:p>
          </table:table-cell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11238" calcext:value-type="float">
            <text:p>0.011238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104" calcext:value-type="float">
            <text:p>0.000104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011807" calcext:value-type="float">
            <text:p>0.011807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109" calcext:value-type="float">
            <text:p>0.000109</text:p>
          </table:table-cell>
          <table:table-cell table:number-columns-repeated="5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12486" calcext:value-type="float">
            <text:p>0.012486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0113" calcext:value-type="float">
            <text:p>0.000113</text:p>
          </table:table-cell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115" calcext:value-type="float">
            <text:p>0.000115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13578" calcext:value-type="float">
            <text:p>0.013578</text:p>
          </table:table-cell>
          <table:table-cell office:value-type="float" office:value="0.000752" calcext:value-type="float">
            <text:p>0.000752</text:p>
          </table:table-cell>
          <table:table-cell office:value-type="float" office:value="0.000119" calcext:value-type="float">
            <text:p>0.000119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014196" calcext:value-type="float">
            <text:p>0.014196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123" calcext:value-type="float">
            <text:p>0.000123</text:p>
          </table:table-cell>
          <table:table-cell table:number-columns-repeated="5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14865" calcext:value-type="float">
            <text:p>0.01486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127" calcext:value-type="float">
            <text:p>0.000127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15496" calcext:value-type="float">
            <text:p>0.015496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129" calcext:value-type="float">
            <text:p>0.000129</text:p>
          </table:table-cell>
          <table:table-cell table:number-columns-repeated="5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016196" calcext:value-type="float">
            <text:p>0.016196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133" calcext:value-type="float">
            <text:p>0.000133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16878" calcext:value-type="float">
            <text:p>0.016878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.000137" calcext:value-type="float">
            <text:p>0.000137</text:p>
          </table:table-cell>
          <table:table-cell table:number-columns-repeated="5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017485" calcext:value-type="float">
            <text:p>0.017485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139" calcext:value-type="float">
            <text:p>0.000139</text:p>
          </table:table-cell>
          <table:table-cell table:number-columns-repeated="5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018237" calcext:value-type="float">
            <text:p>0.018237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0144" calcext:value-type="float">
            <text:p>0.000144</text:p>
          </table:table-cell>
          <table:table-cell table:number-columns-repeated="5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18964" calcext:value-type="float">
            <text:p>0.018964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000147" calcext:value-type="float">
            <text:p>0.000147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019805" calcext:value-type="float">
            <text:p>0.019805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151" calcext:value-type="float">
            <text:p>0.000151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20569" calcext:value-type="float">
            <text:p>0.020569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153" calcext:value-type="float">
            <text:p>0.000153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021153" calcext:value-type="float">
            <text:p>0.021153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000156" calcext:value-type="float">
            <text:p>0.000156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021897" calcext:value-type="float">
            <text:p>0.021897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161" calcext:value-type="float">
            <text:p>0.000161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022676" calcext:value-type="float">
            <text:p>0.022676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0165" calcext:value-type="float">
            <text:p>0.000165</text:p>
          </table:table-cell>
          <table:table-cell table:number-columns-repeated="5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023559" calcext:value-type="float">
            <text:p>0.0235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0168" calcext:value-type="float">
            <text:p>0.000168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022" calcext:value-type="float">
            <text:p>0.00022</text:p>
          </table:table-cell>
          <table:table-cell table:number-columns-repeated="5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025878" calcext:value-type="float">
            <text:p>0.02587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175" calcext:value-type="float">
            <text:p>0.000175</text:p>
          </table:table-cell>
          <table:table-cell table:number-columns-repeated="5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26279" calcext:value-type="float">
            <text:p>0.026279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0253" calcext:value-type="float">
            <text:p>0.000253</text:p>
          </table:table-cell>
          <table:table-cell table:number-columns-repeated="5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027294" calcext:value-type="float">
            <text:p>0.027294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181" calcext:value-type="float">
            <text:p>0.000181</text:p>
          </table:table-cell>
          <table:table-cell table:number-columns-repeated="5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27794" calcext:value-type="float">
            <text:p>0.027794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0182" calcext:value-type="float">
            <text:p>0.000182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28703" calcext:value-type="float">
            <text:p>0.028703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0185" calcext:value-type="float">
            <text:p>0.000185</text:p>
          </table:table-cell>
          <table:table-cell table:number-columns-repeated="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029537" calcext:value-type="float">
            <text:p>0.02953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186" calcext:value-type="float">
            <text:p>0.000186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030438" calcext:value-type="float">
            <text:p>0.030438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19" calcext:value-type="float">
            <text:p>0.00019</text:p>
          </table:table-cell>
          <table:table-cell table:number-columns-repeated="5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31322" calcext:value-type="float">
            <text:p>0.031322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193" calcext:value-type="float">
            <text:p>0.000193</text:p>
          </table:table-cell>
          <table:table-cell table:number-columns-repeated="5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032362" calcext:value-type="float">
            <text:p>0.032362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194" calcext:value-type="float">
            <text:p>0.000194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33177" calcext:value-type="float">
            <text:p>0.033177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0195" calcext:value-type="float">
            <text:p>0.000195</text:p>
          </table:table-cell>
          <table:table-cell table:number-columns-repeated="5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034064" calcext:value-type="float">
            <text:p>0.034064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.000198" calcext:value-type="float">
            <text:p>0.000198</text:p>
          </table:table-cell>
          <table:table-cell table:number-columns-repeated="5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035014" calcext:value-type="float">
            <text:p>0.035014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0201" calcext:value-type="float">
            <text:p>0.000201</text:p>
          </table:table-cell>
          <table:table-cell table:number-columns-repeated="5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036428" calcext:value-type="float">
            <text:p>0.036428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0203" calcext:value-type="float">
            <text:p>0.000203</text:p>
          </table:table-cell>
          <table:table-cell table:number-columns-repeated="5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36914" calcext:value-type="float">
            <text:p>0.036914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0205" calcext:value-type="float">
            <text:p>0.000205</text:p>
          </table:table-cell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0207" calcext:value-type="float">
            <text:p>0.000207</text:p>
          </table:table-cell>
          <table:table-cell table:number-columns-repeated="5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39076" calcext:value-type="float">
            <text:p>0.039076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0209" calcext:value-type="float">
            <text:p>0.000209</text:p>
          </table:table-cell>
          <table:table-cell table:number-columns-repeated="5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040009" calcext:value-type="float">
            <text:p>0.040009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0213" calcext:value-type="float">
            <text:p>0.000213</text:p>
          </table:table-cell>
          <table:table-cell table:number-columns-repeated="5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041445" calcext:value-type="float">
            <text:p>0.041445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0215" calcext:value-type="float">
            <text:p>0.000215</text:p>
          </table:table-cell>
          <table:table-cell table:number-columns-repeated="5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042693" calcext:value-type="float">
            <text:p>0.042693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0218" calcext:value-type="float">
            <text:p>0.000218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43486" calcext:value-type="float">
            <text:p>0.043486</text:p>
          </table:table-cell>
          <table:table-cell office:value-type="float" office:value="0.001386" calcext:value-type="float">
            <text:p>0.001386</text:p>
          </table:table-cell>
          <table:table-cell office:value-type="float" office:value="0.000219" calcext:value-type="float">
            <text:p>0.000219</text:p>
          </table:table-cell>
          <table:table-cell table:number-columns-repeated="5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044511" calcext:value-type="float">
            <text:p>0.044511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0222" calcext:value-type="float">
            <text:p>0.000222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45562" calcext:value-type="float">
            <text:p>0.045562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00224" calcext:value-type="float">
            <text:p>0.000224</text:p>
          </table:table-cell>
          <table:table-cell table:number-columns-repeated="5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0228" calcext:value-type="float">
            <text:p>0.000228</text:p>
          </table:table-cell>
          <table:table-cell table:number-columns-repeated="5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047661" calcext:value-type="float">
            <text:p>0.047661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0232" calcext:value-type="float">
            <text:p>0.000232</text:p>
          </table:table-cell>
          <table:table-cell table:number-columns-repeated="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49147" calcext:value-type="float">
            <text:p>0.049147</text:p>
          </table:table-cell>
          <table:table-cell office:value-type="float" office:value="0.001504" calcext:value-type="float">
            <text:p>0.001504</text:p>
          </table:table-cell>
          <table:table-cell office:value-type="float" office:value="0.000234" calcext:value-type="float">
            <text:p>0.000234</text:p>
          </table:table-cell>
          <table:table-cell table:number-columns-repeated="5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049818" calcext:value-type="float">
            <text:p>0.049818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.000239" calcext:value-type="float">
            <text:p>0.000239</text:p>
          </table:table-cell>
          <table:table-cell table:number-columns-repeated="5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50864" calcext:value-type="float">
            <text:p>0.050864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000241" calcext:value-type="float">
            <text:p>0.000241</text:p>
          </table:table-cell>
          <table:table-cell table:number-columns-repeated="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051918" calcext:value-type="float">
            <text:p>0.051918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0247" calcext:value-type="float">
            <text:p>0.000247</text:p>
          </table:table-cell>
          <table:table-cell table:number-columns-repeated="5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053084" calcext:value-type="float">
            <text:p>0.053084</text:p>
          </table:table-cell>
          <table:table-cell office:value-type="float" office:value="0.001573" calcext:value-type="float">
            <text:p>0.001573</text:p>
          </table:table-cell>
          <table:table-cell office:value-type="float" office:value="0.000252" calcext:value-type="float">
            <text:p>0.000252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54218" calcext:value-type="float">
            <text:p>0.054218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0254" calcext:value-type="float">
            <text:p>0.000254</text:p>
          </table:table-cell>
          <table:table-cell table:number-columns-repeated="5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056173" calcext:value-type="float">
            <text:p>0.056173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0257" calcext:value-type="float">
            <text:p>0.000257</text:p>
          </table:table-cell>
          <table:table-cell table:number-columns-repeated="5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056698" calcext:value-type="float">
            <text:p>0.056698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0263" calcext:value-type="float">
            <text:p>0.000263</text:p>
          </table:table-cell>
          <table:table-cell table:number-columns-repeated="5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058162" calcext:value-type="float">
            <text:p>0.058162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0274" calcext:value-type="float">
            <text:p>0.000274</text:p>
          </table:table-cell>
          <table:table-cell table:number-columns-repeated="5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059467" calcext:value-type="float">
            <text:p>0.059467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0269" calcext:value-type="float">
            <text:p>0.000269</text:p>
          </table:table-cell>
          <table:table-cell table:number-columns-repeated="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60554" calcext:value-type="float">
            <text:p>0.060554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000273" calcext:value-type="float">
            <text:p>0.000273</text:p>
          </table:table-cell>
          <table:table-cell table:number-columns-repeated="5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.000277" calcext:value-type="float">
            <text:p>0.000277</text:p>
          </table:table-cell>
          <table:table-cell table:number-columns-repeated="5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063122" calcext:value-type="float">
            <text:p>0.063122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000278" calcext:value-type="float">
            <text:p>0.000278</text:p>
          </table:table-cell>
          <table:table-cell table:number-columns-repeated="5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0285" calcext:value-type="float">
            <text:p>0.000285</text:p>
          </table:table-cell>
          <table:table-cell table:number-columns-repeated="5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066007" calcext:value-type="float">
            <text:p>0.066007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0029" calcext:value-type="float">
            <text:p>0.00029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1943" calcext:value-type="float">
            <text:p>0.001943</text:p>
          </table:table-cell>
          <table:table-cell office:value-type="float" office:value="0.000338" calcext:value-type="float">
            <text:p>0.000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size</text:p>
          </table:table-cell>
          <table:table-cell office:value-type="string" calcext:value-type="string">
            <text:p>Insertionsort comparison</text:p>
          </table:table-cell>
          <table:table-cell office:value-type="string" calcext:value-type="string">
            <text:p>Mergesort comparison</text:p>
          </table:table-cell>
          <table:table-cell office:value-type="string" calcext:value-type="string">
            <text:p>Quicksort comparison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Data size</text:p>
          </table:table-cell>
          <table:table-cell office:value-type="string" calcext:value-type="string">
            <text:p>Insertionsort swap</text:p>
          </table:table-cell>
          <table:table-cell office:value-type="string" calcext:value-type="string">
            <text:p>Mergesort swap</text:p>
          </table:table-cell>
          <table:table-cell office:value-type="string" calcext:value-type="string">
            <text:p>Quicksort swa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3" calcext:value-type="float">
            <text:p>2553</text:p>
          </table:table-cell>
          <table:table-cell office:value-type="float" office:value="553" calcext:value-type="float">
            <text:p>55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 text:c="4"/></text:p>
          </table:table-cell>
          <table:table-cell office:value-type="float" office:value="100" calcext:value-type="float">
            <text:p>100</text:p>
          </table:table-cell>
          <table:table-cell office:value-type="float" office:value="2553" calcext:value-type="float">
            <text:p>2553</text:p>
          </table:table-cell>
          <table:table-cell office:value-type="float" office:value="553" calcext:value-type="float">
            <text:p>55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58" calcext:value-type="float">
            <text:p>9658</text:p>
          </table:table-cell>
          <table:table-cell office:value-type="float" office:value="1283" calcext:value-type="float">
            <text:p>1283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<text:s text:c="4"/></text:p>
          </table:table-cell>
          <table:table-cell office:value-type="float" office:value="200" calcext:value-type="float">
            <text:p>200</text:p>
          </table:table-cell>
          <table:table-cell office:value-type="float" office:value="9658" calcext:value-type="float">
            <text:p>9658</text:p>
          </table:table-cell>
          <table:table-cell office:value-type="float" office:value="1283" calcext:value-type="float">
            <text:p>128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897" calcext:value-type="float">
            <text:p>21897</text:p>
          </table:table-cell>
          <table:table-cell office:value-type="float" office:value="2097" calcext:value-type="float">
            <text:p>2097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<text:s text:c="4"/></text:p>
          </table:table-cell>
          <table:table-cell office:value-type="float" office:value="300" calcext:value-type="float">
            <text:p>300</text:p>
          </table:table-cell>
          <table:table-cell office:value-type="float" office:value="21897" calcext:value-type="float">
            <text:p>21897</text:p>
          </table:table-cell>
          <table:table-cell office:value-type="float" office:value="2097" calcext:value-type="float">
            <text:p>209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450" calcext:value-type="float">
            <text:p>38450</text:p>
          </table:table-cell>
          <table:table-cell office:value-type="float" office:value="2964" calcext:value-type="float">
            <text:p>2964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<text:s text:c="4"/></text:p>
          </table:table-cell>
          <table:table-cell office:value-type="float" office:value="400" calcext:value-type="float">
            <text:p>400</text:p>
          </table:table-cell>
          <table:table-cell office:value-type="float" office:value="38450" calcext:value-type="float">
            <text:p>38450</text:p>
          </table:table-cell>
          <table:table-cell office:value-type="float" office:value="2964" calcext:value-type="float">
            <text:p>296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210" calcext:value-type="float">
            <text:p>62210</text:p>
          </table:table-cell>
          <table:table-cell office:value-type="float" office:value="3850" calcext:value-type="float">
            <text:p>385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<text:s text:c="4"/></text:p>
          </table:table-cell>
          <table:table-cell office:value-type="float" office:value="500" calcext:value-type="float">
            <text:p>500</text:p>
          </table:table-cell>
          <table:table-cell office:value-type="float" office:value="62210" calcext:value-type="float">
            <text:p>62210</text:p>
          </table:table-cell>
          <table:table-cell office:value-type="float" office:value="3850" calcext:value-type="float">
            <text:p>385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1131" calcext:value-type="float">
            <text:p>91131</text:p>
          </table:table-cell>
          <table:table-cell office:value-type="float" office:value="4793" calcext:value-type="float">
            <text:p>4793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<text:s text:c="4"/></text:p>
          </table:table-cell>
          <table:table-cell office:value-type="float" office:value="600" calcext:value-type="float">
            <text:p>600</text:p>
          </table:table-cell>
          <table:table-cell office:value-type="float" office:value="91131" calcext:value-type="float">
            <text:p>91131</text:p>
          </table:table-cell>
          <table:table-cell office:value-type="float" office:value="4793" calcext:value-type="float">
            <text:p>479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3364" calcext:value-type="float">
            <text:p>123364</text:p>
          </table:table-cell>
          <table:table-cell office:value-type="float" office:value="5729" calcext:value-type="float">
            <text:p>5729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<text:s text:c="4"/></text:p>
          </table:table-cell>
          <table:table-cell office:value-type="float" office:value="700" calcext:value-type="float">
            <text:p>700</text:p>
          </table:table-cell>
          <table:table-cell office:value-type="float" office:value="123364" calcext:value-type="float">
            <text:p>123364</text:p>
          </table:table-cell>
          <table:table-cell office:value-type="float" office:value="5729" calcext:value-type="float">
            <text:p>572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3745" calcext:value-type="float">
            <text:p>163745</text:p>
          </table:table-cell>
          <table:table-cell office:value-type="float" office:value="6721" calcext:value-type="float">
            <text:p>6721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<text:s text:c="4"/></text:p>
          </table:table-cell>
          <table:table-cell office:value-type="float" office:value="800" calcext:value-type="float">
            <text:p>800</text:p>
          </table:table-cell>
          <table:table-cell office:value-type="float" office:value="163745" calcext:value-type="float">
            <text:p>163745</text:p>
          </table:table-cell>
          <table:table-cell office:value-type="float" office:value="6721" calcext:value-type="float">
            <text:p>672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6390" calcext:value-type="float">
            <text:p>206390</text:p>
          </table:table-cell>
          <table:table-cell office:value-type="float" office:value="7724" calcext:value-type="float">
            <text:p>7724</text:p>
          </table:table-cell>
          <table:table-cell office:value-type="float" office:value="8108" calcext:value-type="float">
            <text:p>8108</text:p>
          </table:table-cell>
          <table:table-cell office:value-type="string" calcext:value-type="string">
            <text:p><text:s text:c="4"/></text:p>
          </table:table-cell>
          <table:table-cell office:value-type="float" office:value="900" calcext:value-type="float">
            <text:p>900</text:p>
          </table:table-cell>
          <table:table-cell office:value-type="float" office:value="206390" calcext:value-type="float">
            <text:p>206390</text:p>
          </table:table-cell>
          <table:table-cell office:value-type="float" office:value="7724" calcext:value-type="float">
            <text:p>772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082" calcext:value-type="float">
            <text:p>256082</text:p>
          </table:table-cell>
          <table:table-cell office:value-type="float" office:value="8702" calcext:value-type="float">
            <text:p>8702</text:p>
          </table:table-cell>
          <table:table-cell office:value-type="float" office:value="9012" calcext:value-type="float">
            <text:p>9012</text:p>
          </table:table-cell>
          <table:table-cell office:value-type="string" calcext:value-type="string">
            <text:p><text:s text:c="4"/></text:p>
          </table:table-cell>
          <table:table-cell office:value-type="float" office:value="1000" calcext:value-type="float">
            <text:p>1000</text:p>
          </table:table-cell>
          <table:table-cell office:value-type="float" office:value="256082" calcext:value-type="float">
            <text:p>256082</text:p>
          </table:table-cell>
          <table:table-cell office:value-type="float" office:value="8702" calcext:value-type="float">
            <text:p>870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9304" calcext:value-type="float">
            <text:p>309304</text:p>
          </table:table-cell>
          <table:table-cell office:value-type="float" office:value="9730" calcext:value-type="float">
            <text:p>9730</text:p>
          </table:table-cell>
          <table:table-cell office:value-type="float" office:value="10145" calcext:value-type="float">
            <text:p>10145</text:p>
          </table:table-cell>
          <table:table-cell office:value-type="string" calcext:value-type="string">
            <text:p><text:s text:c="4"/></text:p>
          </table:table-cell>
          <table:table-cell office:value-type="float" office:value="1100" calcext:value-type="float">
            <text:p>1100</text:p>
          </table:table-cell>
          <table:table-cell office:value-type="float" office:value="309304" calcext:value-type="float">
            <text:p>309304</text:p>
          </table:table-cell>
          <table:table-cell office:value-type="float" office:value="9730" calcext:value-type="float">
            <text:p>9730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67603" calcext:value-type="float">
            <text:p>367603</text:p>
          </table:table-cell>
          <table:table-cell office:value-type="float" office:value="10796" calcext:value-type="float">
            <text:p>10796</text:p>
          </table:table-cell>
          <table:table-cell office:value-type="float" office:value="11345" calcext:value-type="float">
            <text:p>11345</text:p>
          </table:table-cell>
          <table:table-cell office:value-type="string" calcext:value-type="string">
            <text:p><text:s text:c="4"/></text:p>
          </table:table-cell>
          <table:table-cell office:value-type="float" office:value="1200" calcext:value-type="float">
            <text:p>1200</text:p>
          </table:table-cell>
          <table:table-cell office:value-type="float" office:value="367603" calcext:value-type="float">
            <text:p>367603</text:p>
          </table:table-cell>
          <table:table-cell office:value-type="float" office:value="10796" calcext:value-type="float">
            <text:p>1079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32460" calcext:value-type="float">
            <text:p>432460</text:p>
          </table:table-cell>
          <table:table-cell office:value-type="float" office:value="11850" calcext:value-type="float">
            <text:p>11850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<text:s text:c="4"/></text:p>
          </table:table-cell>
          <table:table-cell office:value-type="float" office:value="1300" calcext:value-type="float">
            <text:p>1300</text:p>
          </table:table-cell>
          <table:table-cell office:value-type="float" office:value="432460" calcext:value-type="float">
            <text:p>432460</text:p>
          </table:table-cell>
          <table:table-cell office:value-type="float" office:value="11850" calcext:value-type="float">
            <text:p>11850</text:p>
          </table:table-cell>
          <table:table-cell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95049" calcext:value-type="float">
            <text:p>495049</text:p>
          </table:table-cell>
          <table:table-cell office:value-type="float" office:value="12878" calcext:value-type="float">
            <text:p>12878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<text:s text:c="4"/></text:p>
          </table:table-cell>
          <table:table-cell office:value-type="float" office:value="1400" calcext:value-type="float">
            <text:p>1400</text:p>
          </table:table-cell>
          <table:table-cell office:value-type="float" office:value="495049" calcext:value-type="float">
            <text:p>495049</text:p>
          </table:table-cell>
          <table:table-cell office:value-type="float" office:value="12878" calcext:value-type="float">
            <text:p>12878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8781" calcext:value-type="float">
            <text:p>558781</text:p>
          </table:table-cell>
          <table:table-cell office:value-type="float" office:value="13982" calcext:value-type="float">
            <text:p>13982</text:p>
          </table:table-cell>
          <table:table-cell office:value-type="float" office:value="14939" calcext:value-type="float">
            <text:p>14939</text:p>
          </table:table-cell>
          <table:table-cell office:value-type="string" calcext:value-type="string">
            <text:p><text:s text:c="4"/></text:p>
          </table:table-cell>
          <table:table-cell office:value-type="float" office:value="1500" calcext:value-type="float">
            <text:p>1500</text:p>
          </table:table-cell>
          <table:table-cell office:value-type="float" office:value="558781" calcext:value-type="float">
            <text:p>558781</text:p>
          </table:table-cell>
          <table:table-cell office:value-type="float" office:value="13982" calcext:value-type="float">
            <text:p>1398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36404" calcext:value-type="float">
            <text:p>636404</text:p>
          </table:table-cell>
          <table:table-cell office:value-type="float" office:value="15054" calcext:value-type="float">
            <text:p>15054</text:p>
          </table:table-cell>
          <table:table-cell office:value-type="float" office:value="16010" calcext:value-type="float">
            <text:p>16010</text:p>
          </table:table-cell>
          <table:table-cell office:value-type="string" calcext:value-type="string">
            <text:p><text:s text:c="4"/></text:p>
          </table:table-cell>
          <table:table-cell office:value-type="float" office:value="1600" calcext:value-type="float">
            <text:p>1600</text:p>
          </table:table-cell>
          <table:table-cell office:value-type="float" office:value="636404" calcext:value-type="float">
            <text:p>636404</text:p>
          </table:table-cell>
          <table:table-cell office:value-type="float" office:value="15054" calcext:value-type="float">
            <text:p>15054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20032" calcext:value-type="float">
            <text:p>720032</text:p>
          </table:table-cell>
          <table:table-cell office:value-type="float" office:value="16115" calcext:value-type="float">
            <text:p>16115</text:p>
          </table:table-cell>
          <table:table-cell office:value-type="float" office:value="17011" calcext:value-type="float">
            <text:p>17011</text:p>
          </table:table-cell>
          <table:table-cell office:value-type="string" calcext:value-type="string">
            <text:p><text:s text:c="4"/></text:p>
          </table:table-cell>
          <table:table-cell office:value-type="float" office:value="1700" calcext:value-type="float">
            <text:p>1700</text:p>
          </table:table-cell>
          <table:table-cell office:value-type="float" office:value="720032" calcext:value-type="float">
            <text:p>720032</text:p>
          </table:table-cell>
          <table:table-cell office:value-type="float" office:value="16115" calcext:value-type="float">
            <text:p>1611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9163" calcext:value-type="float">
            <text:p>809163</text:p>
          </table:table-cell>
          <table:table-cell office:value-type="float" office:value="17254" calcext:value-type="float">
            <text:p>17254</text:p>
          </table:table-cell>
          <table:table-cell office:value-type="float" office:value="18012" calcext:value-type="float">
            <text:p>18012</text:p>
          </table:table-cell>
          <table:table-cell office:value-type="string" calcext:value-type="string">
            <text:p><text:s text:c="4"/></text:p>
          </table:table-cell>
          <table:table-cell office:value-type="float" office:value="1800" calcext:value-type="float">
            <text:p>1800</text:p>
          </table:table-cell>
          <table:table-cell office:value-type="float" office:value="809163" calcext:value-type="float">
            <text:p>809163</text:p>
          </table:table-cell>
          <table:table-cell office:value-type="float" office:value="17254" calcext:value-type="float">
            <text:p>1725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1616" calcext:value-type="float">
            <text:p>901616</text:p>
          </table:table-cell>
          <table:table-cell office:value-type="float" office:value="18359" calcext:value-type="float">
            <text:p>18359</text:p>
          </table:table-cell>
          <table:table-cell office:value-type="float" office:value="19014" calcext:value-type="float">
            <text:p>19014</text:p>
          </table:table-cell>
          <table:table-cell office:value-type="string" calcext:value-type="string">
            <text:p><text:s text:c="4"/></text:p>
          </table:table-cell>
          <table:table-cell office:value-type="float" office:value="1900" calcext:value-type="float">
            <text:p>1900</text:p>
          </table:table-cell>
          <table:table-cell office:value-type="float" office:value="901616" calcext:value-type="float">
            <text:p>901616</text:p>
          </table:table-cell>
          <table:table-cell office:value-type="float" office:value="18359" calcext:value-type="float">
            <text:p>18359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6773" calcext:value-type="float">
            <text:p>996773</text:p>
          </table:table-cell>
          <table:table-cell office:value-type="float" office:value="19434" calcext:value-type="float">
            <text:p>19434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<text:s text:c="4"/></text:p>
          </table:table-cell>
          <table:table-cell office:value-type="float" office:value="2000" calcext:value-type="float">
            <text:p>2000</text:p>
          </table:table-cell>
          <table:table-cell office:value-type="float" office:value="996773" calcext:value-type="float">
            <text:p>996773</text:p>
          </table:table-cell>
          <table:table-cell office:value-type="float" office:value="19434" calcext:value-type="float">
            <text:p>1943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3645" calcext:value-type="float">
            <text:p>1103645</text:p>
          </table:table-cell>
          <table:table-cell office:value-type="float" office:value="20550" calcext:value-type="float">
            <text:p>20550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s text:c="4"/></text:p>
          </table:table-cell>
          <table:table-cell office:value-type="float" office:value="2100" calcext:value-type="float">
            <text:p>2100</text:p>
          </table:table-cell>
          <table:table-cell office:value-type="float" office:value="1103645" calcext:value-type="float">
            <text:p>1103645</text:p>
          </table:table-cell>
          <table:table-cell office:value-type="float" office:value="20550" calcext:value-type="float">
            <text:p>20550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9466" calcext:value-type="float">
            <text:p>1209466</text:p>
          </table:table-cell>
          <table:table-cell office:value-type="float" office:value="21685" calcext:value-type="float">
            <text:p>21685</text:p>
          </table:table-cell>
          <table:table-cell office:value-type="float" office:value="22474" calcext:value-type="float">
            <text:p>22474</text:p>
          </table:table-cell>
          <table:table-cell office:value-type="string" calcext:value-type="string">
            <text:p><text:s text:c="4"/></text:p>
          </table:table-cell>
          <table:table-cell office:value-type="float" office:value="2200" calcext:value-type="float">
            <text:p>2200</text:p>
          </table:table-cell>
          <table:table-cell office:value-type="float" office:value="1209466" calcext:value-type="float">
            <text:p>1209466</text:p>
          </table:table-cell>
          <table:table-cell office:value-type="float" office:value="21685" calcext:value-type="float">
            <text:p>21685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14957" calcext:value-type="float">
            <text:p>1314957</text:p>
          </table:table-cell>
          <table:table-cell office:value-type="float" office:value="22817" calcext:value-type="float">
            <text:p>22817</text:p>
          </table:table-cell>
          <table:table-cell office:value-type="float" office:value="23777" calcext:value-type="float">
            <text:p>23777</text:p>
          </table:table-cell>
          <table:table-cell office:value-type="string" calcext:value-type="string">
            <text:p><text:s text:c="4"/></text:p>
          </table:table-cell>
          <table:table-cell office:value-type="float" office:value="2300" calcext:value-type="float">
            <text:p>2300</text:p>
          </table:table-cell>
          <table:table-cell office:value-type="float" office:value="1314957" calcext:value-type="float">
            <text:p>1314957</text:p>
          </table:table-cell>
          <table:table-cell office:value-type="float" office:value="22817" calcext:value-type="float">
            <text:p>2281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32814" calcext:value-type="float">
            <text:p>1432814</text:p>
          </table:table-cell>
          <table:table-cell office:value-type="float" office:value="23983" calcext:value-type="float">
            <text:p>23983</text:p>
          </table:table-cell>
          <table:table-cell office:value-type="float" office:value="25075" calcext:value-type="float">
            <text:p>25075</text:p>
          </table:table-cell>
          <table:table-cell office:value-type="string" calcext:value-type="string">
            <text:p><text:s text:c="4"/></text:p>
          </table:table-cell>
          <table:table-cell office:value-type="float" office:value="2400" calcext:value-type="float">
            <text:p>2400</text:p>
          </table:table-cell>
          <table:table-cell office:value-type="float" office:value="1432814" calcext:value-type="float">
            <text:p>1432814</text:p>
          </table:table-cell>
          <table:table-cell office:value-type="float" office:value="23983" calcext:value-type="float">
            <text:p>23983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55352" calcext:value-type="float">
            <text:p>1555352</text:p>
          </table:table-cell>
          <table:table-cell office:value-type="float" office:value="25142" calcext:value-type="float">
            <text:p>25142</text:p>
          </table:table-cell>
          <table:table-cell office:value-type="float" office:value="26374" calcext:value-type="float">
            <text:p>26374</text:p>
          </table:table-cell>
          <table:table-cell office:value-type="string" calcext:value-type="string">
            <text:p><text:s text:c="4"/></text:p>
          </table:table-cell>
          <table:table-cell office:value-type="float" office:value="2500" calcext:value-type="float">
            <text:p>2500</text:p>
          </table:table-cell>
          <table:table-cell office:value-type="float" office:value="1555352" calcext:value-type="float">
            <text:p>1555352</text:p>
          </table:table-cell>
          <table:table-cell office:value-type="float" office:value="25142" calcext:value-type="float">
            <text:p>25142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82196" calcext:value-type="float">
            <text:p>1682196</text:p>
          </table:table-cell>
          <table:table-cell office:value-type="float" office:value="26290" calcext:value-type="float">
            <text:p>26290</text:p>
          </table:table-cell>
          <table:table-cell office:value-type="float" office:value="27671" calcext:value-type="float">
            <text:p>27671</text:p>
          </table:table-cell>
          <table:table-cell office:value-type="string" calcext:value-type="string">
            <text:p><text:s text:c="4"/></text:p>
          </table:table-cell>
          <table:table-cell office:value-type="float" office:value="2600" calcext:value-type="float">
            <text:p>2600</text:p>
          </table:table-cell>
          <table:table-cell office:value-type="float" office:value="1682196" calcext:value-type="float">
            <text:p>1682196</text:p>
          </table:table-cell>
          <table:table-cell office:value-type="float" office:value="26290" calcext:value-type="float">
            <text:p>26290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10880" calcext:value-type="float">
            <text:p>1810880</text:p>
          </table:table-cell>
          <table:table-cell office:value-type="float" office:value="27443" calcext:value-type="float">
            <text:p>27443</text:p>
          </table:table-cell>
          <table:table-cell office:value-type="float" office:value="28972" calcext:value-type="float">
            <text:p>28972</text:p>
          </table:table-cell>
          <table:table-cell office:value-type="string" calcext:value-type="string">
            <text:p><text:s text:c="4"/></text:p>
          </table:table-cell>
          <table:table-cell office:value-type="float" office:value="2700" calcext:value-type="float">
            <text:p>2700</text:p>
          </table:table-cell>
          <table:table-cell office:value-type="float" office:value="1810880" calcext:value-type="float">
            <text:p>1810880</text:p>
          </table:table-cell>
          <table:table-cell office:value-type="float" office:value="27443" calcext:value-type="float">
            <text:p>2744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47623" calcext:value-type="float">
            <text:p>1947623</text:p>
          </table:table-cell>
          <table:table-cell office:value-type="float" office:value="28589" calcext:value-type="float">
            <text:p>28589</text:p>
          </table:table-cell>
          <table:table-cell office:value-type="float" office:value="30277" calcext:value-type="float">
            <text:p>30277</text:p>
          </table:table-cell>
          <table:table-cell office:value-type="string" calcext:value-type="string">
            <text:p><text:s text:c="4"/></text:p>
          </table:table-cell>
          <table:table-cell office:value-type="float" office:value="2800" calcext:value-type="float">
            <text:p>2800</text:p>
          </table:table-cell>
          <table:table-cell office:value-type="float" office:value="1947623" calcext:value-type="float">
            <text:p>1947623</text:p>
          </table:table-cell>
          <table:table-cell office:value-type="float" office:value="28589" calcext:value-type="float">
            <text:p>28589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00456" calcext:value-type="float">
            <text:p>2100456</text:p>
          </table:table-cell>
          <table:table-cell office:value-type="float" office:value="29719" calcext:value-type="float">
            <text:p>29719</text:p>
          </table:table-cell>
          <table:table-cell office:value-type="float" office:value="31571" calcext:value-type="float">
            <text:p>31571</text:p>
          </table:table-cell>
          <table:table-cell office:value-type="string" calcext:value-type="string">
            <text:p><text:s text:c="4"/></text:p>
          </table:table-cell>
          <table:table-cell office:value-type="float" office:value="2900" calcext:value-type="float">
            <text:p>2900</text:p>
          </table:table-cell>
          <table:table-cell office:value-type="float" office:value="2100456" calcext:value-type="float">
            <text:p>2100456</text:p>
          </table:table-cell>
          <table:table-cell office:value-type="float" office:value="29719" calcext:value-type="float">
            <text:p>29719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50920" calcext:value-type="float">
            <text:p>2250920</text:p>
          </table:table-cell>
          <table:table-cell office:value-type="float" office:value="30927" calcext:value-type="float">
            <text:p>30927</text:p>
          </table:table-cell>
          <table:table-cell office:value-type="float" office:value="32871" calcext:value-type="float">
            <text:p>32871</text:p>
          </table:table-cell>
          <table:table-cell office:value-type="string" calcext:value-type="string">
            <text:p><text:s text:c="4"/></text:p>
          </table:table-cell>
          <table:table-cell office:value-type="float" office:value="3000" calcext:value-type="float">
            <text:p>3000</text:p>
          </table:table-cell>
          <table:table-cell office:value-type="float" office:value="2250920" calcext:value-type="float">
            <text:p>2250920</text:p>
          </table:table-cell>
          <table:table-cell office:value-type="float" office:value="30927" calcext:value-type="float">
            <text:p>30927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90777" calcext:value-type="float">
            <text:p>2390777</text:p>
          </table:table-cell>
          <table:table-cell office:value-type="float" office:value="32088" calcext:value-type="float">
            <text:p>32088</text:p>
          </table:table-cell>
          <table:table-cell office:value-type="float" office:value="34114" calcext:value-type="float">
            <text:p>34114</text:p>
          </table:table-cell>
          <table:table-cell office:value-type="string" calcext:value-type="string">
            <text:p><text:s text:c="4"/></text:p>
          </table:table-cell>
          <table:table-cell office:value-type="float" office:value="3100" calcext:value-type="float">
            <text:p>3100</text:p>
          </table:table-cell>
          <table:table-cell office:value-type="float" office:value="2390777" calcext:value-type="float">
            <text:p>2390777</text:p>
          </table:table-cell>
          <table:table-cell office:value-type="float" office:value="32088" calcext:value-type="float">
            <text:p>3208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45913" calcext:value-type="float">
            <text:p>2545913</text:p>
          </table:table-cell>
          <table:table-cell office:value-type="float" office:value="33288" calcext:value-type="float">
            <text:p>33288</text:p>
          </table:table-cell>
          <table:table-cell office:value-type="float" office:value="35216" calcext:value-type="float">
            <text:p>35216</text:p>
          </table:table-cell>
          <table:table-cell office:value-type="string" calcext:value-type="string">
            <text:p><text:s text:c="4"/></text:p>
          </table:table-cell>
          <table:table-cell office:value-type="float" office:value="3200" calcext:value-type="float">
            <text:p>3200</text:p>
          </table:table-cell>
          <table:table-cell office:value-type="float" office:value="2545913" calcext:value-type="float">
            <text:p>2545913</text:p>
          </table:table-cell>
          <table:table-cell office:value-type="float" office:value="33288" calcext:value-type="float">
            <text:p>3328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703912" calcext:value-type="float">
            <text:p>2703912</text:p>
          </table:table-cell>
          <table:table-cell office:value-type="float" office:value="34503" calcext:value-type="float">
            <text:p>34503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<text:s text:c="4"/></text:p>
          </table:table-cell>
          <table:table-cell office:value-type="float" office:value="3300" calcext:value-type="float">
            <text:p>3300</text:p>
          </table:table-cell>
          <table:table-cell office:value-type="float" office:value="2703912" calcext:value-type="float">
            <text:p>2703912</text:p>
          </table:table-cell>
          <table:table-cell office:value-type="float" office:value="34503" calcext:value-type="float">
            <text:p>34503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884539" calcext:value-type="float">
            <text:p>2884539</text:p>
          </table:table-cell>
          <table:table-cell office:value-type="float" office:value="35665" calcext:value-type="float">
            <text:p>35665</text:p>
          </table:table-cell>
          <table:table-cell office:value-type="float" office:value="37414" calcext:value-type="float">
            <text:p>37414</text:p>
          </table:table-cell>
          <table:table-cell office:value-type="string" calcext:value-type="string">
            <text:p><text:s text:c="4"/></text:p>
          </table:table-cell>
          <table:table-cell office:value-type="float" office:value="3400" calcext:value-type="float">
            <text:p>3400</text:p>
          </table:table-cell>
          <table:table-cell office:value-type="float" office:value="2884539" calcext:value-type="float">
            <text:p>2884539</text:p>
          </table:table-cell>
          <table:table-cell office:value-type="float" office:value="35665" calcext:value-type="float">
            <text:p>35665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063277" calcext:value-type="float">
            <text:p>3063277</text:p>
          </table:table-cell>
          <table:table-cell office:value-type="float" office:value="36841" calcext:value-type="float">
            <text:p>36841</text:p>
          </table:table-cell>
          <table:table-cell office:value-type="float" office:value="38516" calcext:value-type="float">
            <text:p>38516</text:p>
          </table:table-cell>
          <table:table-cell office:value-type="string" calcext:value-type="string">
            <text:p><text:s text:c="4"/></text:p>
          </table:table-cell>
          <table:table-cell office:value-type="float" office:value="3500" calcext:value-type="float">
            <text:p>3500</text:p>
          </table:table-cell>
          <table:table-cell office:value-type="float" office:value="3063277" calcext:value-type="float">
            <text:p>3063277</text:p>
          </table:table-cell>
          <table:table-cell office:value-type="float" office:value="36841" calcext:value-type="float">
            <text:p>36841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46727" calcext:value-type="float">
            <text:p>3246727</text:p>
          </table:table-cell>
          <table:table-cell office:value-type="float" office:value="38051" calcext:value-type="float">
            <text:p>38051</text:p>
          </table:table-cell>
          <table:table-cell office:value-type="float" office:value="39616" calcext:value-type="float">
            <text:p>39616</text:p>
          </table:table-cell>
          <table:table-cell office:value-type="string" calcext:value-type="string">
            <text:p><text:s text:c="4"/></text:p>
          </table:table-cell>
          <table:table-cell office:value-type="float" office:value="3600" calcext:value-type="float">
            <text:p>3600</text:p>
          </table:table-cell>
          <table:table-cell office:value-type="float" office:value="3246727" calcext:value-type="float">
            <text:p>3246727</text:p>
          </table:table-cell>
          <table:table-cell office:value-type="float" office:value="38051" calcext:value-type="float">
            <text:p>38051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424141" calcext:value-type="float">
            <text:p>3424141</text:p>
          </table:table-cell>
          <table:table-cell office:value-type="float" office:value="39227" calcext:value-type="float">
            <text:p>39227</text:p>
          </table:table-cell>
          <table:table-cell office:value-type="float" office:value="40713" calcext:value-type="float">
            <text:p>40713</text:p>
          </table:table-cell>
          <table:table-cell office:value-type="string" calcext:value-type="string">
            <text:p><text:s text:c="4"/></text:p>
          </table:table-cell>
          <table:table-cell office:value-type="float" office:value="3700" calcext:value-type="float">
            <text:p>3700</text:p>
          </table:table-cell>
          <table:table-cell office:value-type="float" office:value="3424141" calcext:value-type="float">
            <text:p>3424141</text:p>
          </table:table-cell>
          <table:table-cell office:value-type="float" office:value="39227" calcext:value-type="float">
            <text:p>39227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596246" calcext:value-type="float">
            <text:p>3596246</text:p>
          </table:table-cell>
          <table:table-cell office:value-type="float" office:value="40488" calcext:value-type="float">
            <text:p>40488</text:p>
          </table:table-cell>
          <table:table-cell office:value-type="float" office:value="41821" calcext:value-type="float">
            <text:p>41821</text:p>
          </table:table-cell>
          <table:table-cell office:value-type="string" calcext:value-type="string">
            <text:p><text:s text:c="4"/></text:p>
          </table:table-cell>
          <table:table-cell office:value-type="float" office:value="3800" calcext:value-type="float">
            <text:p>3800</text:p>
          </table:table-cell>
          <table:table-cell office:value-type="float" office:value="3596246" calcext:value-type="float">
            <text:p>3596246</text:p>
          </table:table-cell>
          <table:table-cell office:value-type="float" office:value="40488" calcext:value-type="float">
            <text:p>4048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775936" calcext:value-type="float">
            <text:p>3775936</text:p>
          </table:table-cell>
          <table:table-cell office:value-type="float" office:value="41662" calcext:value-type="float">
            <text:p>41662</text:p>
          </table:table-cell>
          <table:table-cell office:value-type="float" office:value="42917" calcext:value-type="float">
            <text:p>42917</text:p>
          </table:table-cell>
          <table:table-cell office:value-type="string" calcext:value-type="string">
            <text:p><text:s text:c="4"/></text:p>
          </table:table-cell>
          <table:table-cell office:value-type="float" office:value="3900" calcext:value-type="float">
            <text:p>3900</text:p>
          </table:table-cell>
          <table:table-cell office:value-type="float" office:value="3775936" calcext:value-type="float">
            <text:p>3775936</text:p>
          </table:table-cell>
          <table:table-cell office:value-type="float" office:value="41662" calcext:value-type="float">
            <text:p>41662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74799" calcext:value-type="float">
            <text:p>3974799</text:p>
          </table:table-cell>
          <table:table-cell office:value-type="float" office:value="42833" calcext:value-type="float">
            <text:p>42833</text:p>
          </table:table-cell>
          <table:table-cell office:value-type="float" office:value="44021" calcext:value-type="float">
            <text:p>44021</text:p>
          </table:table-cell>
          <table:table-cell office:value-type="string" calcext:value-type="string">
            <text:p><text:s text:c="4"/></text:p>
          </table:table-cell>
          <table:table-cell office:value-type="float" office:value="4000" calcext:value-type="float">
            <text:p>4000</text:p>
          </table:table-cell>
          <table:table-cell office:value-type="float" office:value="3974799" calcext:value-type="float">
            <text:p>3974799</text:p>
          </table:table-cell>
          <table:table-cell office:value-type="float" office:value="42833" calcext:value-type="float">
            <text:p>42833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199765" calcext:value-type="float">
            <text:p>4199765</text:p>
          </table:table-cell>
          <table:table-cell office:value-type="float" office:value="44068" calcext:value-type="float">
            <text:p>44068</text:p>
          </table:table-cell>
          <table:table-cell office:value-type="float" office:value="45138" calcext:value-type="float">
            <text:p>45138</text:p>
          </table:table-cell>
          <table:table-cell office:value-type="string" calcext:value-type="string">
            <text:p><text:s text:c="4"/></text:p>
          </table:table-cell>
          <table:table-cell office:value-type="float" office:value="4100" calcext:value-type="float">
            <text:p>4100</text:p>
          </table:table-cell>
          <table:table-cell office:value-type="float" office:value="4199765" calcext:value-type="float">
            <text:p>4199765</text:p>
          </table:table-cell>
          <table:table-cell office:value-type="float" office:value="44068" calcext:value-type="float">
            <text:p>44068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412914" calcext:value-type="float">
            <text:p>4412914</text:p>
          </table:table-cell>
          <table:table-cell office:value-type="float" office:value="45252" calcext:value-type="float">
            <text:p>45252</text:p>
          </table:table-cell>
          <table:table-cell office:value-type="float" office:value="46540" calcext:value-type="float">
            <text:p>46540</text:p>
          </table:table-cell>
          <table:table-cell office:value-type="string" calcext:value-type="string">
            <text:p><text:s text:c="4"/></text:p>
          </table:table-cell>
          <table:table-cell office:value-type="float" office:value="4200" calcext:value-type="float">
            <text:p>4200</text:p>
          </table:table-cell>
          <table:table-cell office:value-type="float" office:value="4412914" calcext:value-type="float">
            <text:p>4412914</text:p>
          </table:table-cell>
          <table:table-cell office:value-type="float" office:value="45252" calcext:value-type="float">
            <text:p>45252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637591" calcext:value-type="float">
            <text:p>4637591</text:p>
          </table:table-cell>
          <table:table-cell office:value-type="float" office:value="46557" calcext:value-type="float">
            <text:p>46557</text:p>
          </table:table-cell>
          <table:table-cell office:value-type="float" office:value="47936" calcext:value-type="float">
            <text:p>47936</text:p>
          </table:table-cell>
          <table:table-cell office:value-type="string" calcext:value-type="string">
            <text:p><text:s text:c="4"/></text:p>
          </table:table-cell>
          <table:table-cell office:value-type="float" office:value="4300" calcext:value-type="float">
            <text:p>4300</text:p>
          </table:table-cell>
          <table:table-cell office:value-type="float" office:value="4637591" calcext:value-type="float">
            <text:p>4637591</text:p>
          </table:table-cell>
          <table:table-cell office:value-type="float" office:value="46557" calcext:value-type="float">
            <text:p>46557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836442" calcext:value-type="float">
            <text:p>4836442</text:p>
          </table:table-cell>
          <table:table-cell office:value-type="float" office:value="47739" calcext:value-type="float">
            <text:p>47739</text:p>
          </table:table-cell>
          <table:table-cell office:value-type="float" office:value="49337" calcext:value-type="float">
            <text:p>49337</text:p>
          </table:table-cell>
          <table:table-cell office:value-type="string" calcext:value-type="string">
            <text:p><text:s text:c="4"/></text:p>
          </table:table-cell>
          <table:table-cell office:value-type="float" office:value="4400" calcext:value-type="float">
            <text:p>4400</text:p>
          </table:table-cell>
          <table:table-cell office:value-type="float" office:value="4836442" calcext:value-type="float">
            <text:p>4836442</text:p>
          </table:table-cell>
          <table:table-cell office:value-type="float" office:value="47739" calcext:value-type="float">
            <text:p>47739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072422" calcext:value-type="float">
            <text:p>5072422</text:p>
          </table:table-cell>
          <table:table-cell office:value-type="float" office:value="48959" calcext:value-type="float">
            <text:p>48959</text:p>
          </table:table-cell>
          <table:table-cell office:value-type="float" office:value="50737" calcext:value-type="float">
            <text:p>50737</text:p>
          </table:table-cell>
          <table:table-cell office:value-type="string" calcext:value-type="string">
            <text:p><text:s text:c="4"/></text:p>
          </table:table-cell>
          <table:table-cell office:value-type="float" office:value="4500" calcext:value-type="float">
            <text:p>4500</text:p>
          </table:table-cell>
          <table:table-cell office:value-type="float" office:value="5072422" calcext:value-type="float">
            <text:p>5072422</text:p>
          </table:table-cell>
          <table:table-cell office:value-type="float" office:value="48959" calcext:value-type="float">
            <text:p>48959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298530" calcext:value-type="float">
            <text:p>5298530</text:p>
          </table:table-cell>
          <table:table-cell office:value-type="float" office:value="50205" calcext:value-type="float">
            <text:p>50205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<text:s text:c="4"/></text:p>
          </table:table-cell>
          <table:table-cell office:value-type="float" office:value="4600" calcext:value-type="float">
            <text:p>4600</text:p>
          </table:table-cell>
          <table:table-cell office:value-type="float" office:value="5298530" calcext:value-type="float">
            <text:p>5298530</text:p>
          </table:table-cell>
          <table:table-cell office:value-type="float" office:value="50205" calcext:value-type="float">
            <text:p>50205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545003" calcext:value-type="float">
            <text:p>5545003</text:p>
          </table:table-cell>
          <table:table-cell office:value-type="float" office:value="51431" calcext:value-type="float">
            <text:p>51431</text:p>
          </table:table-cell>
          <table:table-cell office:value-type="float" office:value="53534" calcext:value-type="float">
            <text:p>53534</text:p>
          </table:table-cell>
          <table:table-cell office:value-type="string" calcext:value-type="string">
            <text:p><text:s text:c="4"/></text:p>
          </table:table-cell>
          <table:table-cell office:value-type="float" office:value="4700" calcext:value-type="float">
            <text:p>4700</text:p>
          </table:table-cell>
          <table:table-cell office:value-type="float" office:value="5545003" calcext:value-type="float">
            <text:p>5545003</text:p>
          </table:table-cell>
          <table:table-cell office:value-type="float" office:value="51431" calcext:value-type="float">
            <text:p>51431</text:p>
          </table:table-cell>
          <table:table-cell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790484" calcext:value-type="float">
            <text:p>5790484</text:p>
          </table:table-cell>
          <table:table-cell office:value-type="float" office:value="52723" calcext:value-type="float">
            <text:p>52723</text:p>
          </table:table-cell>
          <table:table-cell office:value-type="float" office:value="54930" calcext:value-type="float">
            <text:p>54930</text:p>
          </table:table-cell>
          <table:table-cell office:value-type="string" calcext:value-type="string">
            <text:p><text:s text:c="4"/></text:p>
          </table:table-cell>
          <table:table-cell office:value-type="float" office:value="4800" calcext:value-type="float">
            <text:p>4800</text:p>
          </table:table-cell>
          <table:table-cell office:value-type="float" office:value="5790484" calcext:value-type="float">
            <text:p>5790484</text:p>
          </table:table-cell>
          <table:table-cell office:value-type="float" office:value="52723" calcext:value-type="float">
            <text:p>52723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040298" calcext:value-type="float">
            <text:p>6040298</text:p>
          </table:table-cell>
          <table:table-cell office:value-type="float" office:value="53961" calcext:value-type="float">
            <text:p>53961</text:p>
          </table:table-cell>
          <table:table-cell office:value-type="float" office:value="56329" calcext:value-type="float">
            <text:p>56329</text:p>
          </table:table-cell>
          <table:table-cell office:value-type="string" calcext:value-type="string">
            <text:p><text:s text:c="4"/></text:p>
          </table:table-cell>
          <table:table-cell office:value-type="float" office:value="4900" calcext:value-type="float">
            <text:p>4900</text:p>
          </table:table-cell>
          <table:table-cell office:value-type="float" office:value="6040298" calcext:value-type="float">
            <text:p>6040298</text:p>
          </table:table-cell>
          <table:table-cell office:value-type="float" office:value="53961" calcext:value-type="float">
            <text:p>53961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77071" calcext:value-type="float">
            <text:p>6277071</text:p>
          </table:table-cell>
          <table:table-cell office:value-type="float" office:value="55228" calcext:value-type="float">
            <text:p>55228</text:p>
          </table:table-cell>
          <table:table-cell office:value-type="float" office:value="57737" calcext:value-type="float">
            <text:p>57737</text:p>
          </table:table-cell>
          <table:table-cell office:value-type="string" calcext:value-type="string">
            <text:p><text:s text:c="4"/></text:p>
          </table:table-cell>
          <table:table-cell office:value-type="float" office:value="5000" calcext:value-type="float">
            <text:p>5000</text:p>
          </table:table-cell>
          <table:table-cell office:value-type="float" office:value="6277071" calcext:value-type="float">
            <text:p>6277071</text:p>
          </table:table-cell>
          <table:table-cell office:value-type="float" office:value="55228" calcext:value-type="float">
            <text:p>55228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6522314" calcext:value-type="float">
            <text:p>6522314</text:p>
          </table:table-cell>
          <table:table-cell office:value-type="float" office:value="56491" calcext:value-type="float">
            <text:p>56491</text:p>
          </table:table-cell>
          <table:table-cell office:value-type="float" office:value="59130" calcext:value-type="float">
            <text:p>59130</text:p>
          </table:table-cell>
          <table:table-cell office:value-type="string" calcext:value-type="string">
            <text:p><text:s text:c="4"/></text:p>
          </table:table-cell>
          <table:table-cell office:value-type="float" office:value="5100" calcext:value-type="float">
            <text:p>5100</text:p>
          </table:table-cell>
          <table:table-cell office:value-type="float" office:value="6522314" calcext:value-type="float">
            <text:p>6522314</text:p>
          </table:table-cell>
          <table:table-cell office:value-type="float" office:value="56491" calcext:value-type="float">
            <text:p>56491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6806129" calcext:value-type="float">
            <text:p>6806129</text:p>
          </table:table-cell>
          <table:table-cell office:value-type="float" office:value="57712" calcext:value-type="float">
            <text:p>57712</text:p>
          </table:table-cell>
          <table:table-cell office:value-type="float" office:value="60525" calcext:value-type="float">
            <text:p>60525</text:p>
          </table:table-cell>
          <table:table-cell office:value-type="string" calcext:value-type="string">
            <text:p><text:s text:c="4"/></text:p>
          </table:table-cell>
          <table:table-cell office:value-type="float" office:value="5200" calcext:value-type="float">
            <text:p>5200</text:p>
          </table:table-cell>
          <table:table-cell office:value-type="float" office:value="6806129" calcext:value-type="float">
            <text:p>6806129</text:p>
          </table:table-cell>
          <table:table-cell office:value-type="float" office:value="57712" calcext:value-type="float">
            <text:p>57712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7084678" calcext:value-type="float">
            <text:p>7084678</text:p>
          </table:table-cell>
          <table:table-cell office:value-type="float" office:value="59015" calcext:value-type="float">
            <text:p>59015</text:p>
          </table:table-cell>
          <table:table-cell office:value-type="float" office:value="61931" calcext:value-type="float">
            <text:p>61931</text:p>
          </table:table-cell>
          <table:table-cell office:value-type="string" calcext:value-type="string">
            <text:p><text:s text:c="4"/></text:p>
          </table:table-cell>
          <table:table-cell office:value-type="float" office:value="5300" calcext:value-type="float">
            <text:p>5300</text:p>
          </table:table-cell>
          <table:table-cell office:value-type="float" office:value="7084678" calcext:value-type="float">
            <text:p>7084678</text:p>
          </table:table-cell>
          <table:table-cell office:value-type="float" office:value="59015" calcext:value-type="float">
            <text:p>59015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7362696" calcext:value-type="float">
            <text:p>7362696</text:p>
          </table:table-cell>
          <table:table-cell office:value-type="float" office:value="60307" calcext:value-type="float">
            <text:p>60307</text:p>
          </table:table-cell>
          <table:table-cell office:value-type="float" office:value="63330" calcext:value-type="float">
            <text:p>63330</text:p>
          </table:table-cell>
          <table:table-cell office:value-type="string" calcext:value-type="string">
            <text:p><text:s text:c="4"/></text:p>
          </table:table-cell>
          <table:table-cell office:value-type="float" office:value="5400" calcext:value-type="float">
            <text:p>5400</text:p>
          </table:table-cell>
          <table:table-cell office:value-type="float" office:value="7362696" calcext:value-type="float">
            <text:p>7362696</text:p>
          </table:table-cell>
          <table:table-cell office:value-type="float" office:value="60307" calcext:value-type="float">
            <text:p>60307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7620758" calcext:value-type="float">
            <text:p>7620758</text:p>
          </table:table-cell>
          <table:table-cell office:value-type="float" office:value="61547" calcext:value-type="float">
            <text:p>61547</text:p>
          </table:table-cell>
          <table:table-cell office:value-type="float" office:value="64725" calcext:value-type="float">
            <text:p>64725</text:p>
          </table:table-cell>
          <table:table-cell office:value-type="string" calcext:value-type="string">
            <text:p><text:s text:c="4"/></text:p>
          </table:table-cell>
          <table:table-cell office:value-type="float" office:value="5500" calcext:value-type="float">
            <text:p>5500</text:p>
          </table:table-cell>
          <table:table-cell office:value-type="float" office:value="7620758" calcext:value-type="float">
            <text:p>7620758</text:p>
          </table:table-cell>
          <table:table-cell office:value-type="float" office:value="61547" calcext:value-type="float">
            <text:p>61547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7893410" calcext:value-type="float">
            <text:p>7893410</text:p>
          </table:table-cell>
          <table:table-cell office:value-type="float" office:value="62703" calcext:value-type="float">
            <text:p>62703</text:p>
          </table:table-cell>
          <table:table-cell office:value-type="float" office:value="66130" calcext:value-type="float">
            <text:p>66130</text:p>
          </table:table-cell>
          <table:table-cell office:value-type="string" calcext:value-type="string">
            <text:p><text:s text:c="4"/></text:p>
          </table:table-cell>
          <table:table-cell office:value-type="float" office:value="5600" calcext:value-type="float">
            <text:p>5600</text:p>
          </table:table-cell>
          <table:table-cell office:value-type="float" office:value="7893410" calcext:value-type="float">
            <text:p>7893410</text:p>
          </table:table-cell>
          <table:table-cell office:value-type="float" office:value="62703" calcext:value-type="float">
            <text:p>62703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8191360" calcext:value-type="float">
            <text:p>8191360</text:p>
          </table:table-cell>
          <table:table-cell office:value-type="float" office:value="64057" calcext:value-type="float">
            <text:p>64057</text:p>
          </table:table-cell>
          <table:table-cell office:value-type="float" office:value="67534" calcext:value-type="float">
            <text:p>67534</text:p>
          </table:table-cell>
          <table:table-cell office:value-type="string" calcext:value-type="string">
            <text:p><text:s text:c="4"/></text:p>
          </table:table-cell>
          <table:table-cell office:value-type="float" office:value="5700" calcext:value-type="float">
            <text:p>5700</text:p>
          </table:table-cell>
          <table:table-cell office:value-type="float" office:value="8191360" calcext:value-type="float">
            <text:p>8191360</text:p>
          </table:table-cell>
          <table:table-cell office:value-type="float" office:value="64057" calcext:value-type="float">
            <text:p>64057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8482792" calcext:value-type="float">
            <text:p>8482792</text:p>
          </table:table-cell>
          <table:table-cell office:value-type="float" office:value="65222" calcext:value-type="float">
            <text:p>65222</text:p>
          </table:table-cell>
          <table:table-cell office:value-type="float" office:value="68931" calcext:value-type="float">
            <text:p>68931</text:p>
          </table:table-cell>
          <table:table-cell office:value-type="string" calcext:value-type="string">
            <text:p><text:s text:c="4"/></text:p>
          </table:table-cell>
          <table:table-cell office:value-type="float" office:value="5800" calcext:value-type="float">
            <text:p>5800</text:p>
          </table:table-cell>
          <table:table-cell office:value-type="float" office:value="8482792" calcext:value-type="float">
            <text:p>8482792</text:p>
          </table:table-cell>
          <table:table-cell office:value-type="float" office:value="65222" calcext:value-type="float">
            <text:p>65222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8791102" calcext:value-type="float">
            <text:p>8791102</text:p>
          </table:table-cell>
          <table:table-cell office:value-type="float" office:value="66528" calcext:value-type="float">
            <text:p>66528</text:p>
          </table:table-cell>
          <table:table-cell office:value-type="float" office:value="70336" calcext:value-type="float">
            <text:p>70336</text:p>
          </table:table-cell>
          <table:table-cell office:value-type="string" calcext:value-type="string">
            <text:p><text:s text:c="4"/></text:p>
          </table:table-cell>
          <table:table-cell office:value-type="float" office:value="5900" calcext:value-type="float">
            <text:p>5900</text:p>
          </table:table-cell>
          <table:table-cell office:value-type="float" office:value="8791102" calcext:value-type="float">
            <text:p>8791102</text:p>
          </table:table-cell>
          <table:table-cell office:value-type="float" office:value="66528" calcext:value-type="float">
            <text:p>66528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107592" calcext:value-type="float">
            <text:p>9107592</text:p>
          </table:table-cell>
          <table:table-cell office:value-type="float" office:value="67812" calcext:value-type="float">
            <text:p>67812</text:p>
          </table:table-cell>
          <table:table-cell office:value-type="float" office:value="71736" calcext:value-type="float">
            <text:p>71736</text:p>
          </table:table-cell>
          <table:table-cell office:value-type="string" calcext:value-type="string">
            <text:p><text:s text:c="4"/></text:p>
          </table:table-cell>
          <table:table-cell office:value-type="float" office:value="6000" calcext:value-type="float">
            <text:p>6000</text:p>
          </table:table-cell>
          <table:table-cell office:value-type="float" office:value="9107592" calcext:value-type="float">
            <text:p>9107592</text:p>
          </table:table-cell>
          <table:table-cell office:value-type="float" office:value="67812" calcext:value-type="float">
            <text:p>67812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9440318" calcext:value-type="float">
            <text:p>9440318</text:p>
          </table:table-cell>
          <table:table-cell office:value-type="float" office:value="69101" calcext:value-type="float">
            <text:p>69101</text:p>
          </table:table-cell>
          <table:table-cell office:value-type="float" office:value="73136" calcext:value-type="float">
            <text:p>73136</text:p>
          </table:table-cell>
          <table:table-cell office:value-type="string" calcext:value-type="string">
            <text:p><text:s text:c="4"/></text:p>
          </table:table-cell>
          <table:table-cell office:value-type="float" office:value="6100" calcext:value-type="float">
            <text:p>6100</text:p>
          </table:table-cell>
          <table:table-cell office:value-type="float" office:value="9440318" calcext:value-type="float">
            <text:p>9440318</text:p>
          </table:table-cell>
          <table:table-cell office:value-type="float" office:value="69101" calcext:value-type="float">
            <text:p>69101</text:p>
          </table:table-cell>
          <table:table-cell office:value-type="float" office:value="8106" calcext:value-type="float">
            <text:p>810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9746323" calcext:value-type="float">
            <text:p>9746323</text:p>
          </table:table-cell>
          <table:table-cell office:value-type="float" office:value="70336" calcext:value-type="float">
            <text:p>70336</text:p>
          </table:table-cell>
          <table:table-cell office:value-type="float" office:value="74420" calcext:value-type="float">
            <text:p>74420</text:p>
          </table:table-cell>
          <table:table-cell office:value-type="string" calcext:value-type="string">
            <text:p><text:s text:c="4"/></text:p>
          </table:table-cell>
          <table:table-cell office:value-type="float" office:value="6200" calcext:value-type="float">
            <text:p>6200</text:p>
          </table:table-cell>
          <table:table-cell office:value-type="float" office:value="9746323" calcext:value-type="float">
            <text:p>9746323</text:p>
          </table:table-cell>
          <table:table-cell office:value-type="float" office:value="70336" calcext:value-type="float">
            <text:p>70336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0082210" calcext:value-type="float">
            <text:p>10082210</text:p>
          </table:table-cell>
          <table:table-cell office:value-type="float" office:value="71669" calcext:value-type="float">
            <text:p>71669</text:p>
          </table:table-cell>
          <table:table-cell office:value-type="float" office:value="75613" calcext:value-type="float">
            <text:p>75613</text:p>
          </table:table-cell>
          <table:table-cell office:value-type="string" calcext:value-type="string">
            <text:p><text:s text:c="4"/></text:p>
          </table:table-cell>
          <table:table-cell office:value-type="float" office:value="6300" calcext:value-type="float">
            <text:p>6300</text:p>
          </table:table-cell>
          <table:table-cell office:value-type="float" office:value="10082210" calcext:value-type="float">
            <text:p>10082210</text:p>
          </table:table-cell>
          <table:table-cell office:value-type="float" office:value="71669" calcext:value-type="float">
            <text:p>71669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0390566" calcext:value-type="float">
            <text:p>10390566</text:p>
          </table:table-cell>
          <table:table-cell office:value-type="float" office:value="72911" calcext:value-type="float">
            <text:p>72911</text:p>
          </table:table-cell>
          <table:table-cell office:value-type="float" office:value="76817" calcext:value-type="float">
            <text:p>76817</text:p>
          </table:table-cell>
          <table:table-cell office:value-type="string" calcext:value-type="string">
            <text:p><text:s text:c="4"/></text:p>
          </table:table-cell>
          <table:table-cell office:value-type="float" office:value="6400" calcext:value-type="float">
            <text:p>6400</text:p>
          </table:table-cell>
          <table:table-cell office:value-type="float" office:value="10390566" calcext:value-type="float">
            <text:p>10390566</text:p>
          </table:table-cell>
          <table:table-cell office:value-type="float" office:value="72911" calcext:value-type="float">
            <text:p>72911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0734029" calcext:value-type="float">
            <text:p>10734029</text:p>
          </table:table-cell>
          <table:table-cell office:value-type="float" office:value="74220" calcext:value-type="float">
            <text:p>74220</text:p>
          </table:table-cell>
          <table:table-cell office:value-type="float" office:value="78018" calcext:value-type="float">
            <text:p>78018</text:p>
          </table:table-cell>
          <table:table-cell office:value-type="string" calcext:value-type="string">
            <text:p><text:s text:c="4"/></text:p>
          </table:table-cell>
          <table:table-cell office:value-type="float" office:value="6500" calcext:value-type="float">
            <text:p>6500</text:p>
          </table:table-cell>
          <table:table-cell office:value-type="float" office:value="10734029" calcext:value-type="float">
            <text:p>10734029</text:p>
          </table:table-cell>
          <table:table-cell office:value-type="float" office:value="74220" calcext:value-type="float">
            <text:p>74220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1053795" calcext:value-type="float">
            <text:p>11053795</text:p>
          </table:table-cell>
          <table:table-cell office:value-type="float" office:value="75496" calcext:value-type="float">
            <text:p>75496</text:p>
          </table:table-cell>
          <table:table-cell office:value-type="float" office:value="79222" calcext:value-type="float">
            <text:p>79222</text:p>
          </table:table-cell>
          <table:table-cell office:value-type="string" calcext:value-type="string">
            <text:p><text:s text:c="4"/></text:p>
          </table:table-cell>
          <table:table-cell office:value-type="float" office:value="6600" calcext:value-type="float">
            <text:p>6600</text:p>
          </table:table-cell>
          <table:table-cell office:value-type="float" office:value="11053795" calcext:value-type="float">
            <text:p>11053795</text:p>
          </table:table-cell>
          <table:table-cell office:value-type="float" office:value="75496" calcext:value-type="float">
            <text:p>75496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1391177" calcext:value-type="float">
            <text:p>11391177</text:p>
          </table:table-cell>
          <table:table-cell office:value-type="float" office:value="76872" calcext:value-type="float">
            <text:p>76872</text:p>
          </table:table-cell>
          <table:table-cell office:value-type="float" office:value="80428" calcext:value-type="float">
            <text:p>80428</text:p>
          </table:table-cell>
          <table:table-cell office:value-type="string" calcext:value-type="string">
            <text:p><text:s text:c="4"/></text:p>
          </table:table-cell>
          <table:table-cell office:value-type="float" office:value="6700" calcext:value-type="float">
            <text:p>6700</text:p>
          </table:table-cell>
          <table:table-cell office:value-type="float" office:value="11391177" calcext:value-type="float">
            <text:p>11391177</text:p>
          </table:table-cell>
          <table:table-cell office:value-type="float" office:value="76872" calcext:value-type="float">
            <text:p>76872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1721124" calcext:value-type="float">
            <text:p>11721124</text:p>
          </table:table-cell>
          <table:table-cell office:value-type="float" office:value="78078" calcext:value-type="float">
            <text:p>78078</text:p>
          </table:table-cell>
          <table:table-cell office:value-type="float" office:value="81616" calcext:value-type="float">
            <text:p>81616</text:p>
          </table:table-cell>
          <table:table-cell office:value-type="string" calcext:value-type="string">
            <text:p><text:s text:c="4"/></text:p>
          </table:table-cell>
          <table:table-cell office:value-type="float" office:value="6800" calcext:value-type="float">
            <text:p>6800</text:p>
          </table:table-cell>
          <table:table-cell office:value-type="float" office:value="11721124" calcext:value-type="float">
            <text:p>11721124</text:p>
          </table:table-cell>
          <table:table-cell office:value-type="float" office:value="78078" calcext:value-type="float">
            <text:p>78078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2079757" calcext:value-type="float">
            <text:p>12079757</text:p>
          </table:table-cell>
          <table:table-cell office:value-type="float" office:value="79385" calcext:value-type="float">
            <text:p>79385</text:p>
          </table:table-cell>
          <table:table-cell office:value-type="float" office:value="82815" calcext:value-type="float">
            <text:p>82815</text:p>
          </table:table-cell>
          <table:table-cell office:value-type="string" calcext:value-type="string">
            <text:p><text:s text:c="4"/></text:p>
          </table:table-cell>
          <table:table-cell office:value-type="float" office:value="6900" calcext:value-type="float">
            <text:p>6900</text:p>
          </table:table-cell>
          <table:table-cell office:value-type="float" office:value="12079757" calcext:value-type="float">
            <text:p>12079757</text:p>
          </table:table-cell>
          <table:table-cell office:value-type="float" office:value="79385" calcext:value-type="float">
            <text:p>79385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401397" calcext:value-type="float">
            <text:p>12401397</text:p>
          </table:table-cell>
          <table:table-cell office:value-type="float" office:value="80627" calcext:value-type="float">
            <text:p>80627</text:p>
          </table:table-cell>
          <table:table-cell office:value-type="float" office:value="84020" calcext:value-type="float">
            <text:p>84020</text:p>
          </table:table-cell>
          <table:table-cell office:value-type="string" calcext:value-type="string">
            <text:p><text:s text:c="4"/></text:p>
          </table:table-cell>
          <table:table-cell office:value-type="float" office:value="7000" calcext:value-type="float">
            <text:p>7000</text:p>
          </table:table-cell>
          <table:table-cell office:value-type="float" office:value="12401397" calcext:value-type="float">
            <text:p>12401397</text:p>
          </table:table-cell>
          <table:table-cell office:value-type="float" office:value="80627" calcext:value-type="float">
            <text:p>80627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740911" calcext:value-type="float">
            <text:p>12740911</text:p>
          </table:table-cell>
          <table:table-cell office:value-type="float" office:value="81966" calcext:value-type="float">
            <text:p>81966</text:p>
          </table:table-cell>
          <table:table-cell office:value-type="float" office:value="85230" calcext:value-type="float">
            <text:p>85230</text:p>
          </table:table-cell>
          <table:table-cell office:value-type="string" calcext:value-type="string">
            <text:p><text:s text:c="4"/></text:p>
          </table:table-cell>
          <table:table-cell office:value-type="float" office:value="7100" calcext:value-type="float">
            <text:p>7100</text:p>
          </table:table-cell>
          <table:table-cell office:value-type="float" office:value="12740911" calcext:value-type="float">
            <text:p>12740911</text:p>
          </table:table-cell>
          <table:table-cell office:value-type="float" office:value="81966" calcext:value-type="float">
            <text:p>81966</text:p>
          </table:table-cell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3098739" calcext:value-type="float">
            <text:p>13098739</text:p>
          </table:table-cell>
          <table:table-cell office:value-type="float" office:value="83192" calcext:value-type="float">
            <text:p>83192</text:p>
          </table:table-cell>
          <table:table-cell office:value-type="float" office:value="86431" calcext:value-type="float">
            <text:p>86431</text:p>
          </table:table-cell>
          <table:table-cell office:value-type="string" calcext:value-type="string">
            <text:p><text:s text:c="4"/></text:p>
          </table:table-cell>
          <table:table-cell office:value-type="float" office:value="7200" calcext:value-type="float">
            <text:p>7200</text:p>
          </table:table-cell>
          <table:table-cell office:value-type="float" office:value="13098739" calcext:value-type="float">
            <text:p>13098739</text:p>
          </table:table-cell>
          <table:table-cell office:value-type="float" office:value="83192" calcext:value-type="float">
            <text:p>83192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3469746" calcext:value-type="float">
            <text:p>13469746</text:p>
          </table:table-cell>
          <table:table-cell office:value-type="float" office:value="84567" calcext:value-type="float">
            <text:p>84567</text:p>
          </table:table-cell>
          <table:table-cell office:value-type="float" office:value="87630" calcext:value-type="float">
            <text:p>87630</text:p>
          </table:table-cell>
          <table:table-cell office:value-type="string" calcext:value-type="string">
            <text:p><text:s text:c="4"/></text:p>
          </table:table-cell>
          <table:table-cell office:value-type="float" office:value="7300" calcext:value-type="float">
            <text:p>7300</text:p>
          </table:table-cell>
          <table:table-cell office:value-type="float" office:value="13469746" calcext:value-type="float">
            <text:p>13469746</text:p>
          </table:table-cell>
          <table:table-cell office:value-type="float" office:value="84567" calcext:value-type="float">
            <text:p>84567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3818037" calcext:value-type="float">
            <text:p>13818037</text:p>
          </table:table-cell>
          <table:table-cell office:value-type="float" office:value="85832" calcext:value-type="float">
            <text:p>85832</text:p>
          </table:table-cell>
          <table:table-cell office:value-type="float" office:value="88832" calcext:value-type="float">
            <text:p>88832</text:p>
          </table:table-cell>
          <table:table-cell office:value-type="string" calcext:value-type="string">
            <text:p><text:s text:c="4"/></text:p>
          </table:table-cell>
          <table:table-cell office:value-type="float" office:value="7400" calcext:value-type="float">
            <text:p>7400</text:p>
          </table:table-cell>
          <table:table-cell office:value-type="float" office:value="13818037" calcext:value-type="float">
            <text:p>13818037</text:p>
          </table:table-cell>
          <table:table-cell office:value-type="float" office:value="85832" calcext:value-type="float">
            <text:p>85832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4189898" calcext:value-type="float">
            <text:p>14189898</text:p>
          </table:table-cell>
          <table:table-cell office:value-type="float" office:value="87081" calcext:value-type="float">
            <text:p>87081</text:p>
          </table:table-cell>
          <table:table-cell office:value-type="float" office:value="90027" calcext:value-type="float">
            <text:p>90027</text:p>
          </table:table-cell>
          <table:table-cell office:value-type="string" calcext:value-type="string">
            <text:p><text:s text:c="4"/></text:p>
          </table:table-cell>
          <table:table-cell office:value-type="float" office:value="7500" calcext:value-type="float">
            <text:p>7500</text:p>
          </table:table-cell>
          <table:table-cell office:value-type="float" office:value="14189898" calcext:value-type="float">
            <text:p>14189898</text:p>
          </table:table-cell>
          <table:table-cell office:value-type="float" office:value="87081" calcext:value-type="float">
            <text:p>87081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4588130" calcext:value-type="float">
            <text:p>14588130</text:p>
          </table:table-cell>
          <table:table-cell office:value-type="float" office:value="88437" calcext:value-type="float">
            <text:p>88437</text:p>
          </table:table-cell>
          <table:table-cell office:value-type="float" office:value="91242" calcext:value-type="float">
            <text:p>91242</text:p>
          </table:table-cell>
          <table:table-cell office:value-type="string" calcext:value-type="string">
            <text:p><text:s text:c="4"/></text:p>
          </table:table-cell>
          <table:table-cell office:value-type="float" office:value="7600" calcext:value-type="float">
            <text:p>7600</text:p>
          </table:table-cell>
          <table:table-cell office:value-type="float" office:value="14588130" calcext:value-type="float">
            <text:p>14588130</text:p>
          </table:table-cell>
          <table:table-cell office:value-type="float" office:value="88437" calcext:value-type="float">
            <text:p>88437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4961677" calcext:value-type="float">
            <text:p>14961677</text:p>
          </table:table-cell>
          <table:table-cell office:value-type="float" office:value="89789" calcext:value-type="float">
            <text:p>89789</text:p>
          </table:table-cell>
          <table:table-cell office:value-type="float" office:value="92436" calcext:value-type="float">
            <text:p>92436</text:p>
          </table:table-cell>
          <table:table-cell office:value-type="string" calcext:value-type="string">
            <text:p><text:s text:c="4"/></text:p>
          </table:table-cell>
          <table:table-cell office:value-type="float" office:value="7700" calcext:value-type="float">
            <text:p>7700</text:p>
          </table:table-cell>
          <table:table-cell office:value-type="float" office:value="14961677" calcext:value-type="float">
            <text:p>14961677</text:p>
          </table:table-cell>
          <table:table-cell office:value-type="float" office:value="89789" calcext:value-type="float">
            <text:p>89789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5380544" calcext:value-type="float">
            <text:p>15380544</text:p>
          </table:table-cell>
          <table:table-cell office:value-type="float" office:value="91007" calcext:value-type="float">
            <text:p>91007</text:p>
          </table:table-cell>
          <table:table-cell office:value-type="float" office:value="93635" calcext:value-type="float">
            <text:p>93635</text:p>
          </table:table-cell>
          <table:table-cell office:value-type="string" calcext:value-type="string">
            <text:p><text:s text:c="4"/></text:p>
          </table:table-cell>
          <table:table-cell office:value-type="float" office:value="7800" calcext:value-type="float">
            <text:p>7800</text:p>
          </table:table-cell>
          <table:table-cell office:value-type="float" office:value="15380544" calcext:value-type="float">
            <text:p>15380544</text:p>
          </table:table-cell>
          <table:table-cell office:value-type="float" office:value="91007" calcext:value-type="float">
            <text:p>91007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5773424" calcext:value-type="float">
            <text:p>15773424</text:p>
          </table:table-cell>
          <table:table-cell office:value-type="float" office:value="92316" calcext:value-type="float">
            <text:p>92316</text:p>
          </table:table-cell>
          <table:table-cell office:value-type="float" office:value="94847" calcext:value-type="float">
            <text:p>94847</text:p>
          </table:table-cell>
          <table:table-cell office:value-type="string" calcext:value-type="string">
            <text:p><text:s text:c="4"/></text:p>
          </table:table-cell>
          <table:table-cell office:value-type="float" office:value="7900" calcext:value-type="float">
            <text:p>7900</text:p>
          </table:table-cell>
          <table:table-cell office:value-type="float" office:value="15773424" calcext:value-type="float">
            <text:p>15773424</text:p>
          </table:table-cell>
          <table:table-cell office:value-type="float" office:value="92316" calcext:value-type="float">
            <text:p>92316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196155" calcext:value-type="float">
            <text:p>16196155</text:p>
          </table:table-cell>
          <table:table-cell office:value-type="float" office:value="93605" calcext:value-type="float">
            <text:p>93605</text:p>
          </table:table-cell>
          <table:table-cell office:value-type="float" office:value="96047" calcext:value-type="float">
            <text:p>96047</text:p>
          </table:table-cell>
          <table:table-cell office:value-type="string" calcext:value-type="string">
            <text:p><text:s text:c="4"/></text:p>
          </table:table-cell>
          <table:table-cell office:value-type="float" office:value="8000" calcext:value-type="float">
            <text:p>8000</text:p>
          </table:table-cell>
          <table:table-cell office:value-type="float" office:value="16196155" calcext:value-type="float">
            <text:p>16196155</text:p>
          </table:table-cell>
          <table:table-cell office:value-type="float" office:value="93605" calcext:value-type="float">
            <text:p>93605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6580506" calcext:value-type="float">
            <text:p>16580506</text:p>
          </table:table-cell>
          <table:table-cell office:value-type="float" office:value="94906" calcext:value-type="float">
            <text:p>94906</text:p>
          </table:table-cell>
          <table:table-cell office:value-type="float" office:value="97253" calcext:value-type="float">
            <text:p>97253</text:p>
          </table:table-cell>
          <table:table-cell office:value-type="string" calcext:value-type="string">
            <text:p><text:s text:c="4"/></text:p>
          </table:table-cell>
          <table:table-cell office:value-type="float" office:value="8100" calcext:value-type="float">
            <text:p>8100</text:p>
          </table:table-cell>
          <table:table-cell office:value-type="float" office:value="16580506" calcext:value-type="float">
            <text:p>16580506</text:p>
          </table:table-cell>
          <table:table-cell office:value-type="float" office:value="94906" calcext:value-type="float">
            <text:p>94906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6983647" calcext:value-type="float">
            <text:p>16983647</text:p>
          </table:table-cell>
          <table:table-cell office:value-type="float" office:value="96261" calcext:value-type="float">
            <text:p>96261</text:p>
          </table:table-cell>
          <table:table-cell office:value-type="float" office:value="98482" calcext:value-type="float">
            <text:p>98482</text:p>
          </table:table-cell>
          <table:table-cell office:value-type="string" calcext:value-type="string">
            <text:p><text:s text:c="4"/></text:p>
          </table:table-cell>
          <table:table-cell office:value-type="float" office:value="8200" calcext:value-type="float">
            <text:p>8200</text:p>
          </table:table-cell>
          <table:table-cell office:value-type="float" office:value="16983647" calcext:value-type="float">
            <text:p>16983647</text:p>
          </table:table-cell>
          <table:table-cell office:value-type="float" office:value="96261" calcext:value-type="float">
            <text:p>96261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7388045" calcext:value-type="float">
            <text:p>17388045</text:p>
          </table:table-cell>
          <table:table-cell office:value-type="float" office:value="97646" calcext:value-type="float">
            <text:p>97646</text:p>
          </table:table-cell>
          <table:table-cell office:value-type="float" office:value="99994" calcext:value-type="float">
            <text:p>99994</text:p>
          </table:table-cell>
          <table:table-cell office:value-type="string" calcext:value-type="string">
            <text:p><text:s text:c="4"/></text:p>
          </table:table-cell>
          <table:table-cell office:value-type="float" office:value="8300" calcext:value-type="float">
            <text:p>8300</text:p>
          </table:table-cell>
          <table:table-cell office:value-type="float" office:value="17388045" calcext:value-type="float">
            <text:p>17388045</text:p>
          </table:table-cell>
          <table:table-cell office:value-type="float" office:value="97646" calcext:value-type="float">
            <text:p>97646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7825879" calcext:value-type="float">
            <text:p>17825879</text:p>
          </table:table-cell>
          <table:table-cell office:value-type="float" office:value="98938" calcext:value-type="float">
            <text:p>98938</text:p>
          </table:table-cell>
          <table:table-cell office:value-type="float" office:value="101484" calcext:value-type="float">
            <text:p>101484</text:p>
          </table:table-cell>
          <table:table-cell office:value-type="string" calcext:value-type="string">
            <text:p><text:s text:c="4"/></text:p>
          </table:table-cell>
          <table:table-cell office:value-type="float" office:value="8400" calcext:value-type="float">
            <text:p>8400</text:p>
          </table:table-cell>
          <table:table-cell office:value-type="float" office:value="17825879" calcext:value-type="float">
            <text:p>17825879</text:p>
          </table:table-cell>
          <table:table-cell office:value-type="float" office:value="98938" calcext:value-type="float">
            <text:p>98938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8327835" calcext:value-type="float">
            <text:p>18327835</text:p>
          </table:table-cell>
          <table:table-cell office:value-type="float" office:value="100290" calcext:value-type="float">
            <text:p>100290</text:p>
          </table:table-cell>
          <table:table-cell office:value-type="float" office:value="102978" calcext:value-type="float">
            <text:p>102978</text:p>
          </table:table-cell>
          <table:table-cell office:value-type="string" calcext:value-type="string">
            <text:p><text:s text:c="4"/></text:p>
          </table:table-cell>
          <table:table-cell office:value-type="float" office:value="8500" calcext:value-type="float">
            <text:p>8500</text:p>
          </table:table-cell>
          <table:table-cell office:value-type="float" office:value="18327835" calcext:value-type="float">
            <text:p>18327835</text:p>
          </table:table-cell>
          <table:table-cell office:value-type="float" office:value="100290" calcext:value-type="float">
            <text:p>100290</text:p>
          </table:table-cell>
          <table:table-cell office:value-type="float" office:value="8836" calcext:value-type="float">
            <text:p>8836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8542308" calcext:value-type="float">
            <text:p>18542308</text:p>
          </table:table-cell>
          <table:table-cell office:value-type="float" office:value="101549" calcext:value-type="float">
            <text:p>101549</text:p>
          </table:table-cell>
          <table:table-cell office:value-type="float" office:value="104475" calcext:value-type="float">
            <text:p>104475</text:p>
          </table:table-cell>
          <table:table-cell office:value-type="string" calcext:value-type="string">
            <text:p><text:s text:c="4"/></text:p>
          </table:table-cell>
          <table:table-cell office:value-type="float" office:value="8600" calcext:value-type="float">
            <text:p>8600</text:p>
          </table:table-cell>
          <table:table-cell office:value-type="float" office:value="18542308" calcext:value-type="float">
            <text:p>18542308</text:p>
          </table:table-cell>
          <table:table-cell office:value-type="float" office:value="101549" calcext:value-type="float">
            <text:p>101549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8984554" calcext:value-type="float">
            <text:p>18984554</text:p>
          </table:table-cell>
          <table:table-cell office:value-type="float" office:value="102872" calcext:value-type="float">
            <text:p>102872</text:p>
          </table:table-cell>
          <table:table-cell office:value-type="float" office:value="105980" calcext:value-type="float">
            <text:p>105980</text:p>
          </table:table-cell>
          <table:table-cell office:value-type="string" calcext:value-type="string">
            <text:p><text:s text:c="4"/></text:p>
          </table:table-cell>
          <table:table-cell office:value-type="float" office:value="8700" calcext:value-type="float">
            <text:p>8700</text:p>
          </table:table-cell>
          <table:table-cell office:value-type="float" office:value="18984554" calcext:value-type="float">
            <text:p>18984554</text:p>
          </table:table-cell>
          <table:table-cell office:value-type="float" office:value="102872" calcext:value-type="float">
            <text:p>102872</text:p>
          </table:table-cell>
          <table:table-cell office:value-type="float" office:value="9240" calcext:value-type="float">
            <text:p>924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9418598" calcext:value-type="float">
            <text:p>19418598</text:p>
          </table:table-cell>
          <table:table-cell office:value-type="float" office:value="104217" calcext:value-type="float">
            <text:p>104217</text:p>
          </table:table-cell>
          <table:table-cell office:value-type="float" office:value="107480" calcext:value-type="float">
            <text:p>107480</text:p>
          </table:table-cell>
          <table:table-cell office:value-type="string" calcext:value-type="string">
            <text:p><text:s text:c="4"/></text:p>
          </table:table-cell>
          <table:table-cell office:value-type="float" office:value="8800" calcext:value-type="float">
            <text:p>8800</text:p>
          </table:table-cell>
          <table:table-cell office:value-type="float" office:value="19418598" calcext:value-type="float">
            <text:p>19418598</text:p>
          </table:table-cell>
          <table:table-cell office:value-type="float" office:value="104217" calcext:value-type="float">
            <text:p>104217</text:p>
          </table:table-cell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9872389" calcext:value-type="float">
            <text:p>19872389</text:p>
          </table:table-cell>
          <table:table-cell office:value-type="float" office:value="105506" calcext:value-type="float">
            <text:p>105506</text:p>
          </table:table-cell>
          <table:table-cell office:value-type="float" office:value="108972" calcext:value-type="float">
            <text:p>108972</text:p>
          </table:table-cell>
          <table:table-cell office:value-type="string" calcext:value-type="string">
            <text:p><text:s text:c="4"/></text:p>
          </table:table-cell>
          <table:table-cell office:value-type="float" office:value="8900" calcext:value-type="float">
            <text:p>8900</text:p>
          </table:table-cell>
          <table:table-cell office:value-type="float" office:value="19872389" calcext:value-type="float">
            <text:p>19872389</text:p>
          </table:table-cell>
          <table:table-cell office:value-type="float" office:value="105506" calcext:value-type="float">
            <text:p>105506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298957" calcext:value-type="float">
            <text:p>20298957</text:p>
          </table:table-cell>
          <table:table-cell office:value-type="float" office:value="106859" calcext:value-type="float">
            <text:p>106859</text:p>
          </table:table-cell>
          <table:table-cell office:value-type="float" office:value="110469" calcext:value-type="float">
            <text:p>110469</text:p>
          </table:table-cell>
          <table:table-cell office:value-type="string" calcext:value-type="string">
            <text:p><text:s text:c="4"/></text:p>
          </table:table-cell>
          <table:table-cell office:value-type="float" office:value="9000" calcext:value-type="float">
            <text:p>9000</text:p>
          </table:table-cell>
          <table:table-cell office:value-type="float" office:value="20298957" calcext:value-type="float">
            <text:p>20298957</text:p>
          </table:table-cell>
          <table:table-cell office:value-type="float" office:value="106859" calcext:value-type="float">
            <text:p>106859</text:p>
          </table:table-cell>
          <table:table-cell office:value-type="float" office:value="9832" calcext:value-type="float">
            <text:p>983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0737425" calcext:value-type="float">
            <text:p>20737425</text:p>
          </table:table-cell>
          <table:table-cell office:value-type="float" office:value="108314" calcext:value-type="float">
            <text:p>108314</text:p>
          </table:table-cell>
          <table:table-cell office:value-type="float" office:value="111984" calcext:value-type="float">
            <text:p>111984</text:p>
          </table:table-cell>
          <table:table-cell office:value-type="string" calcext:value-type="string">
            <text:p><text:s text:c="4"/></text:p>
          </table:table-cell>
          <table:table-cell office:value-type="float" office:value="9100" calcext:value-type="float">
            <text:p>9100</text:p>
          </table:table-cell>
          <table:table-cell office:value-type="float" office:value="20737425" calcext:value-type="float">
            <text:p>20737425</text:p>
          </table:table-cell>
          <table:table-cell office:value-type="float" office:value="108314" calcext:value-type="float">
            <text:p>108314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1182578" calcext:value-type="float">
            <text:p>21182578</text:p>
          </table:table-cell>
          <table:table-cell office:value-type="float" office:value="109638" calcext:value-type="float">
            <text:p>109638</text:p>
          </table:table-cell>
          <table:table-cell office:value-type="float" office:value="113485" calcext:value-type="float">
            <text:p>113485</text:p>
          </table:table-cell>
          <table:table-cell office:value-type="string" calcext:value-type="string">
            <text:p><text:s text:c="4"/></text:p>
          </table:table-cell>
          <table:table-cell office:value-type="float" office:value="9200" calcext:value-type="float">
            <text:p>9200</text:p>
          </table:table-cell>
          <table:table-cell office:value-type="float" office:value="21182578" calcext:value-type="float">
            <text:p>21182578</text:p>
          </table:table-cell>
          <table:table-cell office:value-type="float" office:value="109638" calcext:value-type="float">
            <text:p>109638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1656927" calcext:value-type="float">
            <text:p>21656927</text:p>
          </table:table-cell>
          <table:table-cell office:value-type="float" office:value="110918" calcext:value-type="float">
            <text:p>110918</text:p>
          </table:table-cell>
          <table:table-cell office:value-type="float" office:value="114972" calcext:value-type="float">
            <text:p>114972</text:p>
          </table:table-cell>
          <table:table-cell office:value-type="string" calcext:value-type="string">
            <text:p><text:s text:c="4"/></text:p>
          </table:table-cell>
          <table:table-cell office:value-type="float" office:value="9300" calcext:value-type="float">
            <text:p>9300</text:p>
          </table:table-cell>
          <table:table-cell office:value-type="float" office:value="21656927" calcext:value-type="float">
            <text:p>21656927</text:p>
          </table:table-cell>
          <table:table-cell office:value-type="float" office:value="110918" calcext:value-type="float">
            <text:p>110918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22136414" calcext:value-type="float">
            <text:p>22136414</text:p>
          </table:table-cell>
          <table:table-cell office:value-type="float" office:value="112265" calcext:value-type="float">
            <text:p>112265</text:p>
          </table:table-cell>
          <table:table-cell office:value-type="float" office:value="116464" calcext:value-type="float">
            <text:p>116464</text:p>
          </table:table-cell>
          <table:table-cell office:value-type="string" calcext:value-type="string">
            <text:p><text:s text:c="4"/></text:p>
          </table:table-cell>
          <table:table-cell office:value-type="float" office:value="9400" calcext:value-type="float">
            <text:p>9400</text:p>
          </table:table-cell>
          <table:table-cell office:value-type="float" office:value="22136414" calcext:value-type="float">
            <text:p>22136414</text:p>
          </table:table-cell>
          <table:table-cell office:value-type="float" office:value="112265" calcext:value-type="float">
            <text:p>112265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2612917" calcext:value-type="float">
            <text:p>22612917</text:p>
          </table:table-cell>
          <table:table-cell office:value-type="float" office:value="113655" calcext:value-type="float">
            <text:p>113655</text:p>
          </table:table-cell>
          <table:table-cell office:value-type="float" office:value="117972" calcext:value-type="float">
            <text:p>117972</text:p>
          </table:table-cell>
          <table:table-cell office:value-type="string" calcext:value-type="string">
            <text:p><text:s text:c="4"/></text:p>
          </table:table-cell>
          <table:table-cell office:value-type="float" office:value="9500" calcext:value-type="float">
            <text:p>9500</text:p>
          </table:table-cell>
          <table:table-cell office:value-type="float" office:value="22612917" calcext:value-type="float">
            <text:p>22612917</text:p>
          </table:table-cell>
          <table:table-cell office:value-type="float" office:value="113655" calcext:value-type="float">
            <text:p>113655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3116937" calcext:value-type="float">
            <text:p>23116937</text:p>
          </table:table-cell>
          <table:table-cell office:value-type="float" office:value="115074" calcext:value-type="float">
            <text:p>115074</text:p>
          </table:table-cell>
          <table:table-cell office:value-type="float" office:value="119484" calcext:value-type="float">
            <text:p>119484</text:p>
          </table:table-cell>
          <table:table-cell office:value-type="string" calcext:value-type="string">
            <text:p><text:s text:c="4"/></text:p>
          </table:table-cell>
          <table:table-cell office:value-type="float" office:value="9600" calcext:value-type="float">
            <text:p>9600</text:p>
          </table:table-cell>
          <table:table-cell office:value-type="float" office:value="23116937" calcext:value-type="float">
            <text:p>23116937</text:p>
          </table:table-cell>
          <table:table-cell office:value-type="float" office:value="115074" calcext:value-type="float">
            <text:p>115074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3611122" calcext:value-type="float">
            <text:p>23611122</text:p>
          </table:table-cell>
          <table:table-cell office:value-type="float" office:value="116382" calcext:value-type="float">
            <text:p>116382</text:p>
          </table:table-cell>
          <table:table-cell office:value-type="float" office:value="120968" calcext:value-type="float">
            <text:p>120968</text:p>
          </table:table-cell>
          <table:table-cell office:value-type="string" calcext:value-type="string">
            <text:p><text:s text:c="4"/></text:p>
          </table:table-cell>
          <table:table-cell office:value-type="float" office:value="9700" calcext:value-type="float">
            <text:p>9700</text:p>
          </table:table-cell>
          <table:table-cell office:value-type="float" office:value="23611122" calcext:value-type="float">
            <text:p>23611122</text:p>
          </table:table-cell>
          <table:table-cell office:value-type="float" office:value="116382" calcext:value-type="float">
            <text:p>116382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4135425" calcext:value-type="float">
            <text:p>24135425</text:p>
          </table:table-cell>
          <table:table-cell office:value-type="float" office:value="117633" calcext:value-type="float">
            <text:p>117633</text:p>
          </table:table-cell>
          <table:table-cell office:value-type="float" office:value="122493" calcext:value-type="float">
            <text:p>122493</text:p>
          </table:table-cell>
          <table:table-cell office:value-type="string" calcext:value-type="string">
            <text:p><text:s text:c="4"/></text:p>
          </table:table-cell>
          <table:table-cell office:value-type="float" office:value="9800" calcext:value-type="float">
            <text:p>9800</text:p>
          </table:table-cell>
          <table:table-cell office:value-type="float" office:value="24135425" calcext:value-type="float">
            <text:p>24135425</text:p>
          </table:table-cell>
          <table:table-cell office:value-type="float" office:value="117633" calcext:value-type="float">
            <text:p>117633</text:p>
          </table:table-cell>
          <table:table-cell office:value-type="float" office:value="11434" calcext:value-type="float">
            <text:p>1143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4587461" calcext:value-type="float">
            <text:p>24587461</text:p>
          </table:table-cell>
          <table:table-cell office:value-type="float" office:value="119029" calcext:value-type="float">
            <text:p>119029</text:p>
          </table:table-cell>
          <table:table-cell office:value-type="float" office:value="123989" calcext:value-type="float">
            <text:p>123989</text:p>
          </table:table-cell>
          <table:table-cell office:value-type="string" calcext:value-type="string">
            <text:p><text:s text:c="4"/></text:p>
          </table:table-cell>
          <table:table-cell office:value-type="float" office:value="9900" calcext:value-type="float">
            <text:p>9900</text:p>
          </table:table-cell>
          <table:table-cell office:value-type="float" office:value="24587461" calcext:value-type="float">
            <text:p>24587461</text:p>
          </table:table-cell>
          <table:table-cell office:value-type="float" office:value="119029" calcext:value-type="float">
            <text:p>119029</text:p>
          </table:table-cell>
          <table:table-cell office:value-type="float" office:value="11640" calcext:value-type="float">
            <text:p>116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83853" calcext:value-type="float">
            <text:p>25083853</text:p>
          </table:table-cell>
          <table:table-cell office:value-type="float" office:value="120357" calcext:value-type="float">
            <text:p>120357</text:p>
          </table:table-cell>
          <table:table-cell office:value-type="float" office:value="125474" calcext:value-type="float">
            <text:p>125474</text:p>
          </table:table-cell>
          <table:table-cell office:value-type="string" calcext:value-type="string">
            <text:p><text:s text:c="4"/></text:p>
          </table:table-cell>
          <table:table-cell office:value-type="float" office:value="10000" calcext:value-type="float">
            <text:p>10000</text:p>
          </table:table-cell>
          <table:table-cell office:value-type="float" office:value="25083853" calcext:value-type="float">
            <text:p>25083853</text:p>
          </table:table-cell>
          <table:table-cell office:value-type="float" office:value="120357" calcext:value-type="float">
            <text:p>120357</text:p>
          </table:table-cell>
          <table:table-cell office:value-type="float" office:value="11834" calcext:value-type="float">
            <text:p>11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6:36:14.184163415</dc:date>
    <meta:editing-duration>PT3M30S</meta:editing-duration>
    <meta:editing-cycles>1</meta:editing-cycles>
    <meta:document-statistic meta:table-count="1" meta:cell-count="1314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16cm" svg:y="3.703cm" style:legend-expansion="high" chart:style-name="ch2"/>
        <chart:plot-area chart:style-name="ch3" table:cell-range-address="test.A1:test.D101" chart:data-source-has-labels="row" svg:x="0.32cm" svg:y="0.18cm" svg:width="10.576cm" svg:height="8.64cm">
          <chartooo:coordinate-region svg:x="1.232cm" svg:y="0.38cm" svg:width="9.19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2:test.B101" chart:label-cell-address="test.B1:test.B1" chart:class="chart:scatter">
            <chart:domain table:cell-range-address="test.A2:test.A101"/>
            <chart:data-point chart:repeated="100"/>
          </chart:series>
          <chart:series chart:style-name="ch7" chart:values-cell-range-address="test.C2:test.C101" chart:label-cell-address="test.C1:test.C1" chart:class="chart:scatter">
            <chart:data-point chart:repeated="100"/>
          </chart:series>
          <chart:series chart:style-name="ch8" chart:values-cell-range-address="test.D2:test.D101" chart:label-cell-address="test.D1:test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ionsort time time</text:p>
                <draw:g>
                  <svg:desc>test.B1:test.B1</svg:desc>
                </draw:g>
              </table:table-cell>
              <table:table-cell office:value-type="string">
                <text:p>Mergesort time</text:p>
                <draw:g>
                  <svg:desc>test.C1:test.C1</svg:desc>
                </draw:g>
              </table:table-cell>
              <table:table-cell office:value-type="string">
                <text:p>Quicksort time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.A2:test.A101</svg:desc>
                </draw:g>
              </table:table-cell>
              <table:table-cell office:value-type="float" office:value="0.000018">
                <text:p>0.000018</text:p>
                <draw:g>
                  <svg:desc>test.B2:test.B101</svg:desc>
                </draw:g>
              </table:table-cell>
              <table:table-cell office:value-type="float" office:value="0.000027">
                <text:p>0.000027</text:p>
                <draw:g>
                  <svg:desc>test.C2:test.C101</svg:desc>
                </draw:g>
              </table:table-cell>
              <table:table-cell office:value-type="float" office:value="0.000006">
                <text:p>0.000006</text:p>
                <draw:g>
                  <svg:desc>test.D2:test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58">
                <text:p>0.000058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126">
                <text:p>0.000126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219">
                <text:p>0.000219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144">
                <text:p>0.000144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204">
                <text:p>0.000204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924">
                <text:p>0.000924</text:p>
              </table:table-cell>
              <table:table-cell office:value-type="float" office:value="0.000244">
                <text:p>0.000244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1154">
                <text:p>0.001154</text:p>
              </table:table-cell>
              <table:table-cell office:value-type="float" office:value="0.00027">
                <text:p>0.00027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1427">
                <text:p>0.001427</text:p>
              </table:table-cell>
              <table:table-cell office:value-type="float" office:value="0.000303">
                <text:p>0.00030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1725">
                <text:p>0.001725</text:p>
              </table:table-cell>
              <table:table-cell office:value-type="float" office:value="0.000339">
                <text:p>0.00033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2104">
                <text:p>0.002104</text:p>
              </table:table-cell>
              <table:table-cell office:value-type="float" office:value="0.000255">
                <text:p>0.00025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1487">
                <text:p>0.001487</text:p>
              </table:table-cell>
              <table:table-cell office:value-type="float" office:value="0.000259">
                <text:p>0.000259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1597">
                <text:p>0.001597</text:p>
              </table:table-cell>
              <table:table-cell office:value-type="float" office:value="0.000259">
                <text:p>0.000259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1692">
                <text:p>0.001692</text:p>
              </table:table-cell>
              <table:table-cell office:value-type="float" office:value="0.000251">
                <text:p>0.00025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1875">
                <text:p>0.001875</text:p>
              </table:table-cell>
              <table:table-cell office:value-type="float" office:value="0.000268">
                <text:p>0.000268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2133">
                <text:p>0.002133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2413">
                <text:p>0.002413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2699">
                <text:p>0.002699</text:p>
              </table:table-cell>
              <table:table-cell office:value-type="float" office:value="0.00032">
                <text:p>0.0003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0348">
                <text:p>0.00034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033">
                <text:p>0.0003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0368">
                <text:p>0.000368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365">
                <text:p>0.00365</text:p>
              </table:table-cell>
              <table:table-cell office:value-type="float" office:value="0.000365">
                <text:p>0.00036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3989">
                <text:p>0.003989</text:p>
              </table:table-cell>
              <table:table-cell office:value-type="float" office:value="0.00038">
                <text:p>0.0003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4251">
                <text:p>0.004251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4834">
                <text:p>0.004834</text:p>
              </table:table-cell>
              <table:table-cell office:value-type="float" office:value="0.000425">
                <text:p>0.000425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5081">
                <text:p>0.005081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5468">
                <text:p>0.005468</text:p>
              </table:table-cell>
              <table:table-cell office:value-type="float" office:value="0.00046">
                <text:p>0.00046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5864">
                <text:p>0.005864</text:p>
              </table:table-cell>
              <table:table-cell office:value-type="float" office:value="0.00048">
                <text:p>0.0004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6264">
                <text:p>0.006264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6633">
                <text:p>0.006633</text:p>
              </table:table-cell>
              <table:table-cell office:value-type="float" office:value="0.000513">
                <text:p>0.000513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6882">
                <text:p>0.006882</text:p>
              </table:table-cell>
              <table:table-cell office:value-type="float" office:value="0.000516">
                <text:p>0.000516</text:p>
              </table:table-cell>
              <table:table-cell office:value-type="float" office:value="0.000086">
                <text:p>0.000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7241">
                <text:p>0.007241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7724">
                <text:p>0.007724</text:p>
              </table:table-cell>
              <table:table-cell office:value-type="float" office:value="0.000552">
                <text:p>0.000552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8203">
                <text:p>0.008203</text:p>
              </table:table-cell>
              <table:table-cell office:value-type="float" office:value="0.00057">
                <text:p>0.00057</text:p>
              </table:table-cell>
              <table:table-cell office:value-type="float" office:value="0.000092">
                <text:p>0.0000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8697">
                <text:p>0.008697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9166">
                <text:p>0.009166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9648">
                <text:p>0.009648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10149">
                <text:p>0.01014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10639">
                <text:p>0.010639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11238">
                <text:p>0.011238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11807">
                <text:p>0.01180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12486">
                <text:p>0.012486</text:p>
              </table:table-cell>
              <table:table-cell office:value-type="float" office:value="0.000732">
                <text:p>0.00073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1296">
                <text:p>0.01296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13578">
                <text:p>0.013578</text:p>
              </table:table-cell>
              <table:table-cell office:value-type="float" office:value="0.000752">
                <text:p>0.00075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14196">
                <text:p>0.014196</text:p>
              </table:table-cell>
              <table:table-cell office:value-type="float" office:value="0.00077">
                <text:p>0.0007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14865">
                <text:p>0.014865</text:p>
              </table:table-cell>
              <table:table-cell office:value-type="float" office:value="0.00079">
                <text:p>0.0007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15496">
                <text:p>0.015496</text:p>
              </table:table-cell>
              <table:table-cell office:value-type="float" office:value="0.000802">
                <text:p>0.00080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16196">
                <text:p>0.016196</text:p>
              </table:table-cell>
              <table:table-cell office:value-type="float" office:value="0.000823">
                <text:p>0.00082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16878">
                <text:p>0.016878</text:p>
              </table:table-cell>
              <table:table-cell office:value-type="float" office:value="0.000834">
                <text:p>0.00083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17485">
                <text:p>0.017485</text:p>
              </table:table-cell>
              <table:table-cell office:value-type="float" office:value="0.000851">
                <text:p>0.00085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18237">
                <text:p>0.018237</text:p>
              </table:table-cell>
              <table:table-cell office:value-type="float" office:value="0.000872">
                <text:p>0.00087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18964">
                <text:p>0.018964</text:p>
              </table:table-cell>
              <table:table-cell office:value-type="float" office:value="0.000896">
                <text:p>0.00089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19805">
                <text:p>0.019805</text:p>
              </table:table-cell>
              <table:table-cell office:value-type="float" office:value="0.000925">
                <text:p>0.000925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20569">
                <text:p>0.020569</text:p>
              </table:table-cell>
              <table:table-cell office:value-type="float" office:value="0.000925">
                <text:p>0.00092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21153">
                <text:p>0.021153</text:p>
              </table:table-cell>
              <table:table-cell office:value-type="float" office:value="0.000947">
                <text:p>0.000947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21897">
                <text:p>0.021897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22676">
                <text:p>0.022676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23559">
                <text:p>0.023559</text:p>
              </table:table-cell>
              <table:table-cell office:value-type="float" office:value="0.001006">
                <text:p>0.00100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24366">
                <text:p>0.024366</text:p>
              </table:table-cell>
              <table:table-cell office:value-type="float" office:value="0.001014">
                <text:p>0.001014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25878">
                <text:p>0.025878</text:p>
              </table:table-cell>
              <table:table-cell office:value-type="float" office:value="0.00104">
                <text:p>0.00104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26279">
                <text:p>0.026279</text:p>
              </table:table-cell>
              <table:table-cell office:value-type="float" office:value="0.001176">
                <text:p>0.001176</text:p>
              </table:table-cell>
              <table:table-cell office:value-type="float" office:value="0.000253">
                <text:p>0.000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27294">
                <text:p>0.027294</text:p>
              </table:table-cell>
              <table:table-cell office:value-type="float" office:value="0.001082">
                <text:p>0.001082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27794">
                <text:p>0.027794</text:p>
              </table:table-cell>
              <table:table-cell office:value-type="float" office:value="0.001114">
                <text:p>0.001114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28703">
                <text:p>0.028703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29537">
                <text:p>0.029537</text:p>
              </table:table-cell>
              <table:table-cell office:value-type="float" office:value="0.00114">
                <text:p>0.00114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30438">
                <text:p>0.030438</text:p>
              </table:table-cell>
              <table:table-cell office:value-type="float" office:value="0.00116">
                <text:p>0.00116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31322">
                <text:p>0.031322</text:p>
              </table:table-cell>
              <table:table-cell office:value-type="float" office:value="0.001173">
                <text:p>0.001173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32362">
                <text:p>0.032362</text:p>
              </table:table-cell>
              <table:table-cell office:value-type="float" office:value="0.001189">
                <text:p>0.001189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33177">
                <text:p>0.033177</text:p>
              </table:table-cell>
              <table:table-cell office:value-type="float" office:value="0.001208">
                <text:p>0.001208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34064">
                <text:p>0.034064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35014">
                <text:p>0.035014</text:p>
              </table:table-cell>
              <table:table-cell office:value-type="float" office:value="0.001244">
                <text:p>0.001244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36428">
                <text:p>0.036428</text:p>
              </table:table-cell>
              <table:table-cell office:value-type="float" office:value="0.001259">
                <text:p>0.001259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36914">
                <text:p>0.036914</text:p>
              </table:table-cell>
              <table:table-cell office:value-type="float" office:value="0.001284">
                <text:p>0.001284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3795">
                <text:p>0.03795</text:p>
              </table:table-cell>
              <table:table-cell office:value-type="float" office:value="0.001301">
                <text:p>0.001301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39076">
                <text:p>0.039076</text:p>
              </table:table-cell>
              <table:table-cell office:value-type="float" office:value="0.001315">
                <text:p>0.001315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40009">
                <text:p>0.040009</text:p>
              </table:table-cell>
              <table:table-cell office:value-type="float" office:value="0.001329">
                <text:p>0.001329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41445">
                <text:p>0.041445</text:p>
              </table:table-cell>
              <table:table-cell office:value-type="float" office:value="0.001345">
                <text:p>0.001345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42693">
                <text:p>0.042693</text:p>
              </table:table-cell>
              <table:table-cell office:value-type="float" office:value="0.001374">
                <text:p>0.001374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43486">
                <text:p>0.043486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44511">
                <text:p>0.044511</text:p>
              </table:table-cell>
              <table:table-cell office:value-type="float" office:value="0.001401">
                <text:p>0.001401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45562">
                <text:p>0.045562</text:p>
              </table:table-cell>
              <table:table-cell office:value-type="float" office:value="0.001423">
                <text:p>0.001423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4658">
                <text:p>0.04658</text:p>
              </table:table-cell>
              <table:table-cell office:value-type="float" office:value="0.001442">
                <text:p>0.001442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47661">
                <text:p>0.047661</text:p>
              </table:table-cell>
              <table:table-cell office:value-type="float" office:value="0.001465">
                <text:p>0.001465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49147">
                <text:p>0.049147</text:p>
              </table:table-cell>
              <table:table-cell office:value-type="float" office:value="0.001504">
                <text:p>0.001504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049818">
                <text:p>0.049818</text:p>
              </table:table-cell>
              <table:table-cell office:value-type="float" office:value="0.001514">
                <text:p>0.001514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50864">
                <text:p>0.050864</text:p>
              </table:table-cell>
              <table:table-cell office:value-type="float" office:value="0.001532">
                <text:p>0.001532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51918">
                <text:p>0.051918</text:p>
              </table:table-cell>
              <table:table-cell office:value-type="float" office:value="0.001556">
                <text:p>0.001556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053084">
                <text:p>0.053084</text:p>
              </table:table-cell>
              <table:table-cell office:value-type="float" office:value="0.001573">
                <text:p>0.001573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54218">
                <text:p>0.054218</text:p>
              </table:table-cell>
              <table:table-cell office:value-type="float" office:value="0.00159">
                <text:p>0.00159</text:p>
              </table:table-cell>
              <table:table-cell office:value-type="float" office:value="0.000254">
                <text:p>0.000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056173">
                <text:p>0.056173</text:p>
              </table:table-cell>
              <table:table-cell office:value-type="float" office:value="0.001634">
                <text:p>0.001634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56698">
                <text:p>0.056698</text:p>
              </table:table-cell>
              <table:table-cell office:value-type="float" office:value="0.001624">
                <text:p>0.001624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58162">
                <text:p>0.058162</text:p>
              </table:table-cell>
              <table:table-cell office:value-type="float" office:value="0.001748">
                <text:p>0.001748</text:p>
              </table:table-cell>
              <table:table-cell office:value-type="float" office:value="0.000274">
                <text:p>0.0002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059467">
                <text:p>0.059467</text:p>
              </table:table-cell>
              <table:table-cell office:value-type="float" office:value="0.001675">
                <text:p>0.001675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060554">
                <text:p>0.060554</text:p>
              </table:table-cell>
              <table:table-cell office:value-type="float" office:value="0.001697">
                <text:p>0.001697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61875">
                <text:p>0.061875</text:p>
              </table:table-cell>
              <table:table-cell office:value-type="float" office:value="0.001697">
                <text:p>0.001697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63122">
                <text:p>0.063122</text:p>
              </table:table-cell>
              <table:table-cell office:value-type="float" office:value="0.001721">
                <text:p>0.001721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64549">
                <text:p>0.064549</text:p>
              </table:table-cell>
              <table:table-cell office:value-type="float" office:value="0.001777">
                <text:p>0.001777</text:p>
              </table:table-cell>
              <table:table-cell office:value-type="float" office:value="0.000285">
                <text:p>0.000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066007">
                <text:p>0.066007</text:p>
              </table:table-cell>
              <table:table-cell office:value-type="float" office:value="0.001784">
                <text:p>0.001784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68">
                <text:p>0.068</text:p>
              </table:table-cell>
              <table:table-cell office:value-type="float" office:value="0.001943">
                <text:p>0.001943</text:p>
              </table:table-cell>
              <table:table-cell office:value-type="float" office:value="0.000338">
                <text:p>0.000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2cm" svg:y="3.703cm" style:legend-expansion="high" chart:style-name="ch2"/>
        <chart:plot-area chart:style-name="ch3" table:cell-range-address="test.A102:test.D202" chart:data-source-has-labels="row" svg:x="0.32cm" svg:y="0.18cm" svg:width="10.232cm" svg:height="8.64cm">
          <chartooo:coordinate-region svg:x="2.053cm" svg:y="0.379cm" svg:width="8.0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03:test.B202" chart:label-cell-address="test.B102:test.B102" chart:class="chart:scatter">
            <chart:domain table:cell-range-address="test.A103:test.A202"/>
            <chart:data-point chart:repeated="100"/>
          </chart:series>
          <chart:series chart:style-name="ch7" chart:values-cell-range-address="test.C103:test.C202" chart:label-cell-address="test.C102:test.C102" chart:class="chart:scatter">
            <chart:data-point chart:repeated="100"/>
          </chart:series>
          <chart:series chart:style-name="ch8" chart:values-cell-range-address="test.D103:test.D202" chart:label-cell-address="test.D102:test.D102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tionsort comparison</text:p>
                <draw:g>
                  <svg:desc>test.B102:test.B102</svg:desc>
                </draw:g>
              </table:table-cell>
              <table:table-cell office:value-type="string">
                <text:p>Mergesort comparison</text:p>
                <draw:g>
                  <svg:desc>test.C102:test.C102</svg:desc>
                </draw:g>
              </table:table-cell>
              <table:table-cell office:value-type="string">
                <text:p>Quicksort comparison</text:p>
                <draw:g>
                  <svg:desc>test.D102:test.D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.A103:test.A202</svg:desc>
                </draw:g>
              </table:table-cell>
              <table:table-cell office:value-type="float" office:value="2553">
                <text:p>2553</text:p>
                <draw:g>
                  <svg:desc>test.B103:test.B202</svg:desc>
                </draw:g>
              </table:table-cell>
              <table:table-cell office:value-type="float" office:value="553">
                <text:p>553</text:p>
                <draw:g>
                  <svg:desc>test.C103:test.C202</svg:desc>
                </draw:g>
              </table:table-cell>
              <table:table-cell office:value-type="float" office:value="606">
                <text:p>606</text:p>
                <draw:g>
                  <svg:desc>test.D103:test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658">
                <text:p>9658</text:p>
              </table:table-cell>
              <table:table-cell office:value-type="float" office:value="1283">
                <text:p>1283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1897">
                <text:p>21897</text:p>
              </table:table-cell>
              <table:table-cell office:value-type="float" office:value="2097">
                <text:p>209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8450">
                <text:p>38450</text:p>
              </table:table-cell>
              <table:table-cell office:value-type="float" office:value="2964">
                <text:p>2964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210">
                <text:p>62210</text:p>
              </table:table-cell>
              <table:table-cell office:value-type="float" office:value="3850">
                <text:p>3850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1131">
                <text:p>91131</text:p>
              </table:table-cell>
              <table:table-cell office:value-type="float" office:value="4793">
                <text:p>4793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3364">
                <text:p>123364</text:p>
              </table:table-cell>
              <table:table-cell office:value-type="float" office:value="5729">
                <text:p>5729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3745">
                <text:p>163745</text:p>
              </table:table-cell>
              <table:table-cell office:value-type="float" office:value="6721">
                <text:p>6721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6390">
                <text:p>206390</text:p>
              </table:table-cell>
              <table:table-cell office:value-type="float" office:value="7724">
                <text:p>7724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6082">
                <text:p>256082</text:p>
              </table:table-cell>
              <table:table-cell office:value-type="float" office:value="8702">
                <text:p>8702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09304">
                <text:p>309304</text:p>
              </table:table-cell>
              <table:table-cell office:value-type="float" office:value="9730">
                <text:p>9730</text:p>
              </table:table-cell>
              <table:table-cell office:value-type="float" office:value="10145">
                <text:p>10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67603">
                <text:p>367603</text:p>
              </table:table-cell>
              <table:table-cell office:value-type="float" office:value="10796">
                <text:p>10796</text:p>
              </table:table-cell>
              <table:table-cell office:value-type="float" office:value="11345">
                <text:p>11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32460">
                <text:p>432460</text:p>
              </table:table-cell>
              <table:table-cell office:value-type="float" office:value="11850">
                <text:p>11850</text:p>
              </table:table-cell>
              <table:table-cell office:value-type="float" office:value="12543">
                <text:p>12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95049">
                <text:p>495049</text:p>
              </table:table-cell>
              <table:table-cell office:value-type="float" office:value="12878">
                <text:p>12878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58781">
                <text:p>558781</text:p>
              </table:table-cell>
              <table:table-cell office:value-type="float" office:value="13982">
                <text:p>13982</text:p>
              </table:table-cell>
              <table:table-cell office:value-type="float" office:value="14939">
                <text:p>14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636404">
                <text:p>636404</text:p>
              </table:table-cell>
              <table:table-cell office:value-type="float" office:value="15054">
                <text:p>15054</text:p>
              </table:table-cell>
              <table:table-cell office:value-type="float" office:value="16010">
                <text:p>16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20032">
                <text:p>720032</text:p>
              </table:table-cell>
              <table:table-cell office:value-type="float" office:value="16115">
                <text:p>16115</text:p>
              </table:table-cell>
              <table:table-cell office:value-type="float" office:value="17011">
                <text:p>17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09163">
                <text:p>809163</text:p>
              </table:table-cell>
              <table:table-cell office:value-type="float" office:value="17254">
                <text:p>17254</text:p>
              </table:table-cell>
              <table:table-cell office:value-type="float" office:value="18012">
                <text:p>18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01616">
                <text:p>901616</text:p>
              </table:table-cell>
              <table:table-cell office:value-type="float" office:value="18359">
                <text:p>18359</text:p>
              </table:table-cell>
              <table:table-cell office:value-type="float" office:value="19014">
                <text:p>19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996773">
                <text:p>996773</text:p>
              </table:table-cell>
              <table:table-cell office:value-type="float" office:value="19434">
                <text:p>19434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03645">
                <text:p>1103645</text:p>
              </table:table-cell>
              <table:table-cell office:value-type="float" office:value="20550">
                <text:p>20550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09466">
                <text:p>1209466</text:p>
              </table:table-cell>
              <table:table-cell office:value-type="float" office:value="21685">
                <text:p>2168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14957">
                <text:p>1314957</text:p>
              </table:table-cell>
              <table:table-cell office:value-type="float" office:value="22817">
                <text:p>22817</text:p>
              </table:table-cell>
              <table:table-cell office:value-type="float" office:value="23777">
                <text:p>23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32814">
                <text:p>1432814</text:p>
              </table:table-cell>
              <table:table-cell office:value-type="float" office:value="23983">
                <text:p>23983</text:p>
              </table:table-cell>
              <table:table-cell office:value-type="float" office:value="25075">
                <text:p>25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55352">
                <text:p>1555352</text:p>
              </table:table-cell>
              <table:table-cell office:value-type="float" office:value="25142">
                <text:p>25142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82196">
                <text:p>1682196</text:p>
              </table:table-cell>
              <table:table-cell office:value-type="float" office:value="26290">
                <text:p>26290</text:p>
              </table:table-cell>
              <table:table-cell office:value-type="float" office:value="27671">
                <text:p>27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810880">
                <text:p>1810880</text:p>
              </table:table-cell>
              <table:table-cell office:value-type="float" office:value="27443">
                <text:p>27443</text:p>
              </table:table-cell>
              <table:table-cell office:value-type="float" office:value="28972">
                <text:p>2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47623">
                <text:p>1947623</text:p>
              </table:table-cell>
              <table:table-cell office:value-type="float" office:value="28589">
                <text:p>28589</text:p>
              </table:table-cell>
              <table:table-cell office:value-type="float" office:value="30277">
                <text:p>30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00456">
                <text:p>2100456</text:p>
              </table:table-cell>
              <table:table-cell office:value-type="float" office:value="29719">
                <text:p>29719</text:p>
              </table:table-cell>
              <table:table-cell office:value-type="float" office:value="31571">
                <text:p>31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50920">
                <text:p>2250920</text:p>
              </table:table-cell>
              <table:table-cell office:value-type="float" office:value="30927">
                <text:p>30927</text:p>
              </table:table-cell>
              <table:table-cell office:value-type="float" office:value="32871">
                <text:p>32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390777">
                <text:p>2390777</text:p>
              </table:table-cell>
              <table:table-cell office:value-type="float" office:value="32088">
                <text:p>32088</text:p>
              </table:table-cell>
              <table:table-cell office:value-type="float" office:value="34114">
                <text:p>34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545913">
                <text:p>2545913</text:p>
              </table:table-cell>
              <table:table-cell office:value-type="float" office:value="33288">
                <text:p>33288</text:p>
              </table:table-cell>
              <table:table-cell office:value-type="float" office:value="35216">
                <text:p>35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03912">
                <text:p>2703912</text:p>
              </table:table-cell>
              <table:table-cell office:value-type="float" office:value="34503">
                <text:p>34503</text:p>
              </table:table-cell>
              <table:table-cell office:value-type="float" office:value="36313">
                <text:p>36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884539">
                <text:p>2884539</text:p>
              </table:table-cell>
              <table:table-cell office:value-type="float" office:value="35665">
                <text:p>35665</text:p>
              </table:table-cell>
              <table:table-cell office:value-type="float" office:value="37414">
                <text:p>37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063277">
                <text:p>3063277</text:p>
              </table:table-cell>
              <table:table-cell office:value-type="float" office:value="36841">
                <text:p>36841</text:p>
              </table:table-cell>
              <table:table-cell office:value-type="float" office:value="38516">
                <text:p>38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246727">
                <text:p>3246727</text:p>
              </table:table-cell>
              <table:table-cell office:value-type="float" office:value="38051">
                <text:p>38051</text:p>
              </table:table-cell>
              <table:table-cell office:value-type="float" office:value="39616">
                <text:p>39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424141">
                <text:p>3424141</text:p>
              </table:table-cell>
              <table:table-cell office:value-type="float" office:value="39227">
                <text:p>39227</text:p>
              </table:table-cell>
              <table:table-cell office:value-type="float" office:value="40713">
                <text:p>407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596246">
                <text:p>3596246</text:p>
              </table:table-cell>
              <table:table-cell office:value-type="float" office:value="40488">
                <text:p>40488</text:p>
              </table:table-cell>
              <table:table-cell office:value-type="float" office:value="41821">
                <text:p>41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775936">
                <text:p>3775936</text:p>
              </table:table-cell>
              <table:table-cell office:value-type="float" office:value="41662">
                <text:p>41662</text:p>
              </table:table-cell>
              <table:table-cell office:value-type="float" office:value="42917">
                <text:p>429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974799">
                <text:p>3974799</text:p>
              </table:table-cell>
              <table:table-cell office:value-type="float" office:value="42833">
                <text:p>42833</text:p>
              </table:table-cell>
              <table:table-cell office:value-type="float" office:value="44021">
                <text:p>44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199765">
                <text:p>4199765</text:p>
              </table:table-cell>
              <table:table-cell office:value-type="float" office:value="44068">
                <text:p>44068</text:p>
              </table:table-cell>
              <table:table-cell office:value-type="float" office:value="45138">
                <text:p>45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12914">
                <text:p>4412914</text:p>
              </table:table-cell>
              <table:table-cell office:value-type="float" office:value="45252">
                <text:p>45252</text:p>
              </table:table-cell>
              <table:table-cell office:value-type="float" office:value="46540">
                <text:p>465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637591">
                <text:p>4637591</text:p>
              </table:table-cell>
              <table:table-cell office:value-type="float" office:value="46557">
                <text:p>46557</text:p>
              </table:table-cell>
              <table:table-cell office:value-type="float" office:value="47936">
                <text:p>47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836442">
                <text:p>4836442</text:p>
              </table:table-cell>
              <table:table-cell office:value-type="float" office:value="47739">
                <text:p>47739</text:p>
              </table:table-cell>
              <table:table-cell office:value-type="float" office:value="49337">
                <text:p>49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72422">
                <text:p>5072422</text:p>
              </table:table-cell>
              <table:table-cell office:value-type="float" office:value="48959">
                <text:p>48959</text:p>
              </table:table-cell>
              <table:table-cell office:value-type="float" office:value="50737">
                <text:p>50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98530">
                <text:p>5298530</text:p>
              </table:table-cell>
              <table:table-cell office:value-type="float" office:value="50205">
                <text:p>50205</text:p>
              </table:table-cell>
              <table:table-cell office:value-type="float" office:value="52136">
                <text:p>52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545003">
                <text:p>5545003</text:p>
              </table:table-cell>
              <table:table-cell office:value-type="float" office:value="51431">
                <text:p>51431</text:p>
              </table:table-cell>
              <table:table-cell office:value-type="float" office:value="53534">
                <text:p>53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90484">
                <text:p>5790484</text:p>
              </table:table-cell>
              <table:table-cell office:value-type="float" office:value="52723">
                <text:p>52723</text:p>
              </table:table-cell>
              <table:table-cell office:value-type="float" office:value="54930">
                <text:p>549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040298">
                <text:p>6040298</text:p>
              </table:table-cell>
              <table:table-cell office:value-type="float" office:value="53961">
                <text:p>53961</text:p>
              </table:table-cell>
              <table:table-cell office:value-type="float" office:value="56329">
                <text:p>56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277071">
                <text:p>6277071</text:p>
              </table:table-cell>
              <table:table-cell office:value-type="float" office:value="55228">
                <text:p>55228</text:p>
              </table:table-cell>
              <table:table-cell office:value-type="float" office:value="57737">
                <text:p>57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522314">
                <text:p>6522314</text:p>
              </table:table-cell>
              <table:table-cell office:value-type="float" office:value="56491">
                <text:p>56491</text:p>
              </table:table-cell>
              <table:table-cell office:value-type="float" office:value="59130">
                <text:p>591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806129">
                <text:p>6806129</text:p>
              </table:table-cell>
              <table:table-cell office:value-type="float" office:value="57712">
                <text:p>57712</text:p>
              </table:table-cell>
              <table:table-cell office:value-type="float" office:value="60525">
                <text:p>60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7084678">
                <text:p>7084678</text:p>
              </table:table-cell>
              <table:table-cell office:value-type="float" office:value="59015">
                <text:p>59015</text:p>
              </table:table-cell>
              <table:table-cell office:value-type="float" office:value="61931">
                <text:p>61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7362696">
                <text:p>7362696</text:p>
              </table:table-cell>
              <table:table-cell office:value-type="float" office:value="60307">
                <text:p>60307</text:p>
              </table:table-cell>
              <table:table-cell office:value-type="float" office:value="63330">
                <text:p>633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7620758">
                <text:p>7620758</text:p>
              </table:table-cell>
              <table:table-cell office:value-type="float" office:value="61547">
                <text:p>61547</text:p>
              </table:table-cell>
              <table:table-cell office:value-type="float" office:value="64725">
                <text:p>64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93410">
                <text:p>7893410</text:p>
              </table:table-cell>
              <table:table-cell office:value-type="float" office:value="62703">
                <text:p>62703</text:p>
              </table:table-cell>
              <table:table-cell office:value-type="float" office:value="66130">
                <text:p>661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191360">
                <text:p>8191360</text:p>
              </table:table-cell>
              <table:table-cell office:value-type="float" office:value="64057">
                <text:p>64057</text:p>
              </table:table-cell>
              <table:table-cell office:value-type="float" office:value="67534">
                <text:p>67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8482792">
                <text:p>8482792</text:p>
              </table:table-cell>
              <table:table-cell office:value-type="float" office:value="65222">
                <text:p>65222</text:p>
              </table:table-cell>
              <table:table-cell office:value-type="float" office:value="68931">
                <text:p>68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8791102">
                <text:p>8791102</text:p>
              </table:table-cell>
              <table:table-cell office:value-type="float" office:value="66528">
                <text:p>66528</text:p>
              </table:table-cell>
              <table:table-cell office:value-type="float" office:value="70336">
                <text:p>70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9107592">
                <text:p>9107592</text:p>
              </table:table-cell>
              <table:table-cell office:value-type="float" office:value="67812">
                <text:p>67812</text:p>
              </table:table-cell>
              <table:table-cell office:value-type="float" office:value="71736">
                <text:p>717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9440318">
                <text:p>9440318</text:p>
              </table:table-cell>
              <table:table-cell office:value-type="float" office:value="69101">
                <text:p>69101</text:p>
              </table:table-cell>
              <table:table-cell office:value-type="float" office:value="73136">
                <text:p>7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9746323">
                <text:p>9746323</text:p>
              </table:table-cell>
              <table:table-cell office:value-type="float" office:value="70336">
                <text:p>70336</text:p>
              </table:table-cell>
              <table:table-cell office:value-type="float" office:value="74420">
                <text:p>744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0082210">
                <text:p>10082210</text:p>
              </table:table-cell>
              <table:table-cell office:value-type="float" office:value="71669">
                <text:p>71669</text:p>
              </table:table-cell>
              <table:table-cell office:value-type="float" office:value="75613">
                <text:p>75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0390566">
                <text:p>10390566</text:p>
              </table:table-cell>
              <table:table-cell office:value-type="float" office:value="72911">
                <text:p>72911</text:p>
              </table:table-cell>
              <table:table-cell office:value-type="float" office:value="76817">
                <text:p>76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0734029">
                <text:p>10734029</text:p>
              </table:table-cell>
              <table:table-cell office:value-type="float" office:value="74220">
                <text:p>74220</text:p>
              </table:table-cell>
              <table:table-cell office:value-type="float" office:value="78018">
                <text:p>78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1053795">
                <text:p>11053795</text:p>
              </table:table-cell>
              <table:table-cell office:value-type="float" office:value="75496">
                <text:p>75496</text:p>
              </table:table-cell>
              <table:table-cell office:value-type="float" office:value="79222">
                <text:p>79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1391177">
                <text:p>11391177</text:p>
              </table:table-cell>
              <table:table-cell office:value-type="float" office:value="76872">
                <text:p>76872</text:p>
              </table:table-cell>
              <table:table-cell office:value-type="float" office:value="80428">
                <text:p>80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1721124">
                <text:p>11721124</text:p>
              </table:table-cell>
              <table:table-cell office:value-type="float" office:value="78078">
                <text:p>78078</text:p>
              </table:table-cell>
              <table:table-cell office:value-type="float" office:value="81616">
                <text:p>81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2079757">
                <text:p>12079757</text:p>
              </table:table-cell>
              <table:table-cell office:value-type="float" office:value="79385">
                <text:p>79385</text:p>
              </table:table-cell>
              <table:table-cell office:value-type="float" office:value="82815">
                <text:p>82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2401397">
                <text:p>12401397</text:p>
              </table:table-cell>
              <table:table-cell office:value-type="float" office:value="80627">
                <text:p>80627</text:p>
              </table:table-cell>
              <table:table-cell office:value-type="float" office:value="84020">
                <text:p>840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2740911">
                <text:p>12740911</text:p>
              </table:table-cell>
              <table:table-cell office:value-type="float" office:value="81966">
                <text:p>81966</text:p>
              </table:table-cell>
              <table:table-cell office:value-type="float" office:value="85230">
                <text:p>852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3098739">
                <text:p>13098739</text:p>
              </table:table-cell>
              <table:table-cell office:value-type="float" office:value="83192">
                <text:p>83192</text:p>
              </table:table-cell>
              <table:table-cell office:value-type="float" office:value="86431">
                <text:p>86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3469746">
                <text:p>13469746</text:p>
              </table:table-cell>
              <table:table-cell office:value-type="float" office:value="84567">
                <text:p>84567</text:p>
              </table:table-cell>
              <table:table-cell office:value-type="float" office:value="87630">
                <text:p>876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3818037">
                <text:p>13818037</text:p>
              </table:table-cell>
              <table:table-cell office:value-type="float" office:value="85832">
                <text:p>85832</text:p>
              </table:table-cell>
              <table:table-cell office:value-type="float" office:value="88832">
                <text:p>88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4189898">
                <text:p>14189898</text:p>
              </table:table-cell>
              <table:table-cell office:value-type="float" office:value="87081">
                <text:p>87081</text:p>
              </table:table-cell>
              <table:table-cell office:value-type="float" office:value="90027">
                <text:p>9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4588130">
                <text:p>14588130</text:p>
              </table:table-cell>
              <table:table-cell office:value-type="float" office:value="88437">
                <text:p>88437</text:p>
              </table:table-cell>
              <table:table-cell office:value-type="float" office:value="91242">
                <text:p>912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4961677">
                <text:p>14961677</text:p>
              </table:table-cell>
              <table:table-cell office:value-type="float" office:value="89789">
                <text:p>89789</text:p>
              </table:table-cell>
              <table:table-cell office:value-type="float" office:value="92436">
                <text:p>92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5380544">
                <text:p>15380544</text:p>
              </table:table-cell>
              <table:table-cell office:value-type="float" office:value="91007">
                <text:p>91007</text:p>
              </table:table-cell>
              <table:table-cell office:value-type="float" office:value="93635">
                <text:p>93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5773424">
                <text:p>15773424</text:p>
              </table:table-cell>
              <table:table-cell office:value-type="float" office:value="92316">
                <text:p>92316</text:p>
              </table:table-cell>
              <table:table-cell office:value-type="float" office:value="94847">
                <text:p>94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6196155">
                <text:p>16196155</text:p>
              </table:table-cell>
              <table:table-cell office:value-type="float" office:value="93605">
                <text:p>93605</text:p>
              </table:table-cell>
              <table:table-cell office:value-type="float" office:value="96047">
                <text:p>960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6580506">
                <text:p>16580506</text:p>
              </table:table-cell>
              <table:table-cell office:value-type="float" office:value="94906">
                <text:p>94906</text:p>
              </table:table-cell>
              <table:table-cell office:value-type="float" office:value="97253">
                <text:p>97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6983647">
                <text:p>16983647</text:p>
              </table:table-cell>
              <table:table-cell office:value-type="float" office:value="96261">
                <text:p>96261</text:p>
              </table:table-cell>
              <table:table-cell office:value-type="float" office:value="98482">
                <text:p>98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7388045">
                <text:p>17388045</text:p>
              </table:table-cell>
              <table:table-cell office:value-type="float" office:value="97646">
                <text:p>97646</text:p>
              </table:table-cell>
              <table:table-cell office:value-type="float" office:value="99994">
                <text:p>999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7825879">
                <text:p>17825879</text:p>
              </table:table-cell>
              <table:table-cell office:value-type="float" office:value="98938">
                <text:p>98938</text:p>
              </table:table-cell>
              <table:table-cell office:value-type="float" office:value="101484">
                <text:p>101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8327835">
                <text:p>18327835</text:p>
              </table:table-cell>
              <table:table-cell office:value-type="float" office:value="100290">
                <text:p>100290</text:p>
              </table:table-cell>
              <table:table-cell office:value-type="float" office:value="102978">
                <text:p>1029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8542308">
                <text:p>18542308</text:p>
              </table:table-cell>
              <table:table-cell office:value-type="float" office:value="101549">
                <text:p>101549</text:p>
              </table:table-cell>
              <table:table-cell office:value-type="float" office:value="104475">
                <text:p>1044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8984554">
                <text:p>18984554</text:p>
              </table:table-cell>
              <table:table-cell office:value-type="float" office:value="102872">
                <text:p>102872</text:p>
              </table:table-cell>
              <table:table-cell office:value-type="float" office:value="105980">
                <text:p>1059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9418598">
                <text:p>19418598</text:p>
              </table:table-cell>
              <table:table-cell office:value-type="float" office:value="104217">
                <text:p>104217</text:p>
              </table:table-cell>
              <table:table-cell office:value-type="float" office:value="107480">
                <text:p>1074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9872389">
                <text:p>19872389</text:p>
              </table:table-cell>
              <table:table-cell office:value-type="float" office:value="105506">
                <text:p>105506</text:p>
              </table:table-cell>
              <table:table-cell office:value-type="float" office:value="108972">
                <text:p>1089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0298957">
                <text:p>20298957</text:p>
              </table:table-cell>
              <table:table-cell office:value-type="float" office:value="106859">
                <text:p>106859</text:p>
              </table:table-cell>
              <table:table-cell office:value-type="float" office:value="110469">
                <text:p>1104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0737425">
                <text:p>20737425</text:p>
              </table:table-cell>
              <table:table-cell office:value-type="float" office:value="108314">
                <text:p>108314</text:p>
              </table:table-cell>
              <table:table-cell office:value-type="float" office:value="111984">
                <text:p>111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1182578">
                <text:p>21182578</text:p>
              </table:table-cell>
              <table:table-cell office:value-type="float" office:value="109638">
                <text:p>109638</text:p>
              </table:table-cell>
              <table:table-cell office:value-type="float" office:value="113485">
                <text:p>113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1656927">
                <text:p>21656927</text:p>
              </table:table-cell>
              <table:table-cell office:value-type="float" office:value="110918">
                <text:p>110918</text:p>
              </table:table-cell>
              <table:table-cell office:value-type="float" office:value="114972">
                <text:p>114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2136414">
                <text:p>22136414</text:p>
              </table:table-cell>
              <table:table-cell office:value-type="float" office:value="112265">
                <text:p>112265</text:p>
              </table:table-cell>
              <table:table-cell office:value-type="float" office:value="116464">
                <text:p>116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2612917">
                <text:p>22612917</text:p>
              </table:table-cell>
              <table:table-cell office:value-type="float" office:value="113655">
                <text:p>113655</text:p>
              </table:table-cell>
              <table:table-cell office:value-type="float" office:value="117972">
                <text:p>117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3116937">
                <text:p>23116937</text:p>
              </table:table-cell>
              <table:table-cell office:value-type="float" office:value="115074">
                <text:p>115074</text:p>
              </table:table-cell>
              <table:table-cell office:value-type="float" office:value="119484">
                <text:p>119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3611122">
                <text:p>23611122</text:p>
              </table:table-cell>
              <table:table-cell office:value-type="float" office:value="116382">
                <text:p>116382</text:p>
              </table:table-cell>
              <table:table-cell office:value-type="float" office:value="120968">
                <text:p>120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4135425">
                <text:p>24135425</text:p>
              </table:table-cell>
              <table:table-cell office:value-type="float" office:value="117633">
                <text:p>117633</text:p>
              </table:table-cell>
              <table:table-cell office:value-type="float" office:value="122493">
                <text:p>122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4587461">
                <text:p>24587461</text:p>
              </table:table-cell>
              <table:table-cell office:value-type="float" office:value="119029">
                <text:p>119029</text:p>
              </table:table-cell>
              <table:table-cell office:value-type="float" office:value="123989">
                <text:p>123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5083853">
                <text:p>25083853</text:p>
              </table:table-cell>
              <table:table-cell office:value-type="float" office:value="120357">
                <text:p>120357</text:p>
              </table:table-cell>
              <table:table-cell office:value-type="float" office:value="125474">
                <text:p>125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703cm" style:legend-expansion="high" chart:style-name="ch2"/>
        <chart:plot-area chart:style-name="ch3" table:cell-range-address="test.F102:test.I202" chart:data-source-has-labels="row" svg:x="0.32cm" svg:y="0.18cm" svg:width="11.211cm" svg:height="8.64cm">
          <chartooo:coordinate-region svg:x="2.053cm" svg:y="0.379cm" svg:width="9.0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103:test.G202" chart:label-cell-address="test.G102:test.G102" chart:class="chart:scatter">
            <chart:domain table:cell-range-address="test.F103:test.F202"/>
            <chart:data-point chart:repeated="100"/>
          </chart:series>
          <chart:series chart:style-name="ch7" chart:values-cell-range-address="test.H103:test.H202" chart:label-cell-address="test.H102:test.H102" chart:class="chart:scatter">
            <chart:data-point chart:repeated="100"/>
          </chart:series>
          <chart:series chart:style-name="ch8" chart:values-cell-range-address="test.I103:test.I202" chart:label-cell-address="test.I102:test.I102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nsertionsort swap</text:p>
                <draw:g>
                  <svg:desc>test.G102:test.G102</svg:desc>
                </draw:g>
              </table:table-cell>
              <table:table-cell office:value-type="string">
                <text:p>Mergesort swap</text:p>
                <draw:g>
                  <svg:desc>test.H102:test.H102</svg:desc>
                </draw:g>
              </table:table-cell>
              <table:table-cell office:value-type="string">
                <text:p>Quicksort swap</text:p>
                <draw:g>
                  <svg:desc>test.I102:test.I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est.F103:test.F202</svg:desc>
                </draw:g>
              </table:table-cell>
              <table:table-cell office:value-type="float" office:value="2553">
                <text:p>2553</text:p>
                <draw:g>
                  <svg:desc>test.G103:test.G202</svg:desc>
                </draw:g>
              </table:table-cell>
              <table:table-cell office:value-type="float" office:value="553">
                <text:p>553</text:p>
                <draw:g>
                  <svg:desc>test.H103:test.H202</svg:desc>
                </draw:g>
              </table:table-cell>
              <table:table-cell office:value-type="float" office:value="126">
                <text:p>126</text:p>
                <draw:g>
                  <svg:desc>test.I103:test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9658">
                <text:p>9658</text:p>
              </table:table-cell>
              <table:table-cell office:value-type="float" office:value="1283">
                <text:p>128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1897">
                <text:p>21897</text:p>
              </table:table-cell>
              <table:table-cell office:value-type="float" office:value="2097">
                <text:p>209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8450">
                <text:p>38450</text:p>
              </table:table-cell>
              <table:table-cell office:value-type="float" office:value="2964">
                <text:p>296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210">
                <text:p>62210</text:p>
              </table:table-cell>
              <table:table-cell office:value-type="float" office:value="3850">
                <text:p>385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1131">
                <text:p>91131</text:p>
              </table:table-cell>
              <table:table-cell office:value-type="float" office:value="4793">
                <text:p>479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3364">
                <text:p>123364</text:p>
              </table:table-cell>
              <table:table-cell office:value-type="float" office:value="5729">
                <text:p>572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3745">
                <text:p>163745</text:p>
              </table:table-cell>
              <table:table-cell office:value-type="float" office:value="6721">
                <text:p>672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6390">
                <text:p>206390</text:p>
              </table:table-cell>
              <table:table-cell office:value-type="float" office:value="7724">
                <text:p>772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6082">
                <text:p>256082</text:p>
              </table:table-cell>
              <table:table-cell office:value-type="float" office:value="8702">
                <text:p>870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09304">
                <text:p>309304</text:p>
              </table:table-cell>
              <table:table-cell office:value-type="float" office:value="9730">
                <text:p>973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67603">
                <text:p>367603</text:p>
              </table:table-cell>
              <table:table-cell office:value-type="float" office:value="10796">
                <text:p>1079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32460">
                <text:p>432460</text:p>
              </table:table-cell>
              <table:table-cell office:value-type="float" office:value="11850">
                <text:p>1185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95049">
                <text:p>495049</text:p>
              </table:table-cell>
              <table:table-cell office:value-type="float" office:value="12878">
                <text:p>1287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58781">
                <text:p>558781</text:p>
              </table:table-cell>
              <table:table-cell office:value-type="float" office:value="13982">
                <text:p>13982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636404">
                <text:p>636404</text:p>
              </table:table-cell>
              <table:table-cell office:value-type="float" office:value="15054">
                <text:p>1505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20032">
                <text:p>720032</text:p>
              </table:table-cell>
              <table:table-cell office:value-type="float" office:value="16115">
                <text:p>16115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09163">
                <text:p>809163</text:p>
              </table:table-cell>
              <table:table-cell office:value-type="float" office:value="17254">
                <text:p>1725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01616">
                <text:p>901616</text:p>
              </table:table-cell>
              <table:table-cell office:value-type="float" office:value="18359">
                <text:p>18359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996773">
                <text:p>996773</text:p>
              </table:table-cell>
              <table:table-cell office:value-type="float" office:value="19434">
                <text:p>1943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03645">
                <text:p>1103645</text:p>
              </table:table-cell>
              <table:table-cell office:value-type="float" office:value="20550">
                <text:p>2055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09466">
                <text:p>1209466</text:p>
              </table:table-cell>
              <table:table-cell office:value-type="float" office:value="21685">
                <text:p>21685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14957">
                <text:p>1314957</text:p>
              </table:table-cell>
              <table:table-cell office:value-type="float" office:value="22817">
                <text:p>22817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32814">
                <text:p>1432814</text:p>
              </table:table-cell>
              <table:table-cell office:value-type="float" office:value="23983">
                <text:p>23983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55352">
                <text:p>1555352</text:p>
              </table:table-cell>
              <table:table-cell office:value-type="float" office:value="25142">
                <text:p>25142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82196">
                <text:p>1682196</text:p>
              </table:table-cell>
              <table:table-cell office:value-type="float" office:value="26290">
                <text:p>26290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810880">
                <text:p>1810880</text:p>
              </table:table-cell>
              <table:table-cell office:value-type="float" office:value="27443">
                <text:p>2744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47623">
                <text:p>1947623</text:p>
              </table:table-cell>
              <table:table-cell office:value-type="float" office:value="28589">
                <text:p>28589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00456">
                <text:p>2100456</text:p>
              </table:table-cell>
              <table:table-cell office:value-type="float" office:value="29719">
                <text:p>29719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50920">
                <text:p>2250920</text:p>
              </table:table-cell>
              <table:table-cell office:value-type="float" office:value="30927">
                <text:p>30927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390777">
                <text:p>2390777</text:p>
              </table:table-cell>
              <table:table-cell office:value-type="float" office:value="32088">
                <text:p>3208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545913">
                <text:p>2545913</text:p>
              </table:table-cell>
              <table:table-cell office:value-type="float" office:value="33288">
                <text:p>33288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03912">
                <text:p>2703912</text:p>
              </table:table-cell>
              <table:table-cell office:value-type="float" office:value="34503">
                <text:p>34503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884539">
                <text:p>2884539</text:p>
              </table:table-cell>
              <table:table-cell office:value-type="float" office:value="35665">
                <text:p>3566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063277">
                <text:p>3063277</text:p>
              </table:table-cell>
              <table:table-cell office:value-type="float" office:value="36841">
                <text:p>36841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246727">
                <text:p>3246727</text:p>
              </table:table-cell>
              <table:table-cell office:value-type="float" office:value="38051">
                <text:p>38051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424141">
                <text:p>3424141</text:p>
              </table:table-cell>
              <table:table-cell office:value-type="float" office:value="39227">
                <text:p>39227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596246">
                <text:p>3596246</text:p>
              </table:table-cell>
              <table:table-cell office:value-type="float" office:value="40488">
                <text:p>40488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775936">
                <text:p>3775936</text:p>
              </table:table-cell>
              <table:table-cell office:value-type="float" office:value="41662">
                <text:p>41662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974799">
                <text:p>3974799</text:p>
              </table:table-cell>
              <table:table-cell office:value-type="float" office:value="42833">
                <text:p>42833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199765">
                <text:p>4199765</text:p>
              </table:table-cell>
              <table:table-cell office:value-type="float" office:value="44068">
                <text:p>44068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12914">
                <text:p>4412914</text:p>
              </table:table-cell>
              <table:table-cell office:value-type="float" office:value="45252">
                <text:p>4525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637591">
                <text:p>4637591</text:p>
              </table:table-cell>
              <table:table-cell office:value-type="float" office:value="46557">
                <text:p>46557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836442">
                <text:p>4836442</text:p>
              </table:table-cell>
              <table:table-cell office:value-type="float" office:value="47739">
                <text:p>47739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72422">
                <text:p>5072422</text:p>
              </table:table-cell>
              <table:table-cell office:value-type="float" office:value="48959">
                <text:p>48959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98530">
                <text:p>5298530</text:p>
              </table:table-cell>
              <table:table-cell office:value-type="float" office:value="50205">
                <text:p>50205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545003">
                <text:p>5545003</text:p>
              </table:table-cell>
              <table:table-cell office:value-type="float" office:value="51431">
                <text:p>51431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90484">
                <text:p>5790484</text:p>
              </table:table-cell>
              <table:table-cell office:value-type="float" office:value="52723">
                <text:p>52723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040298">
                <text:p>6040298</text:p>
              </table:table-cell>
              <table:table-cell office:value-type="float" office:value="53961">
                <text:p>53961</text:p>
              </table:table-cell>
              <table:table-cell office:value-type="float" office:value="5706">
                <text:p>57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277071">
                <text:p>6277071</text:p>
              </table:table-cell>
              <table:table-cell office:value-type="float" office:value="55228">
                <text:p>55228</text:p>
              </table:table-cell>
              <table:table-cell office:value-type="float" office:value="5910">
                <text:p>59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522314">
                <text:p>6522314</text:p>
              </table:table-cell>
              <table:table-cell office:value-type="float" office:value="56491">
                <text:p>56491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806129">
                <text:p>6806129</text:p>
              </table:table-cell>
              <table:table-cell office:value-type="float" office:value="57712">
                <text:p>57712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7084678">
                <text:p>7084678</text:p>
              </table:table-cell>
              <table:table-cell office:value-type="float" office:value="59015">
                <text:p>59015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7362696">
                <text:p>7362696</text:p>
              </table:table-cell>
              <table:table-cell office:value-type="float" office:value="60307">
                <text:p>60307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7620758">
                <text:p>7620758</text:p>
              </table:table-cell>
              <table:table-cell office:value-type="float" office:value="61547">
                <text:p>61547</text:p>
              </table:table-cell>
              <table:table-cell office:value-type="float" office:value="6906">
                <text:p>6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93410">
                <text:p>7893410</text:p>
              </table:table-cell>
              <table:table-cell office:value-type="float" office:value="62703">
                <text:p>62703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191360">
                <text:p>8191360</text:p>
              </table:table-cell>
              <table:table-cell office:value-type="float" office:value="64057">
                <text:p>64057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8482792">
                <text:p>8482792</text:p>
              </table:table-cell>
              <table:table-cell office:value-type="float" office:value="65222">
                <text:p>65222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8791102">
                <text:p>8791102</text:p>
              </table:table-cell>
              <table:table-cell office:value-type="float" office:value="66528">
                <text:p>66528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9107592">
                <text:p>9107592</text:p>
              </table:table-cell>
              <table:table-cell office:value-type="float" office:value="67812">
                <text:p>67812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9440318">
                <text:p>9440318</text:p>
              </table:table-cell>
              <table:table-cell office:value-type="float" office:value="69101">
                <text:p>69101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9746323">
                <text:p>9746323</text:p>
              </table:table-cell>
              <table:table-cell office:value-type="float" office:value="70336">
                <text:p>70336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0082210">
                <text:p>10082210</text:p>
              </table:table-cell>
              <table:table-cell office:value-type="float" office:value="71669">
                <text:p>71669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0390566">
                <text:p>10390566</text:p>
              </table:table-cell>
              <table:table-cell office:value-type="float" office:value="72911">
                <text:p>72911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0734029">
                <text:p>10734029</text:p>
              </table:table-cell>
              <table:table-cell office:value-type="float" office:value="74220">
                <text:p>74220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1053795">
                <text:p>11053795</text:p>
              </table:table-cell>
              <table:table-cell office:value-type="float" office:value="75496">
                <text:p>75496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1391177">
                <text:p>11391177</text:p>
              </table:table-cell>
              <table:table-cell office:value-type="float" office:value="76872">
                <text:p>76872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1721124">
                <text:p>11721124</text:p>
              </table:table-cell>
              <table:table-cell office:value-type="float" office:value="78078">
                <text:p>78078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2079757">
                <text:p>12079757</text:p>
              </table:table-cell>
              <table:table-cell office:value-type="float" office:value="79385">
                <text:p>79385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2401397">
                <text:p>12401397</text:p>
              </table:table-cell>
              <table:table-cell office:value-type="float" office:value="80627">
                <text:p>80627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2740911">
                <text:p>12740911</text:p>
              </table:table-cell>
              <table:table-cell office:value-type="float" office:value="81966">
                <text:p>81966</text:p>
              </table:table-cell>
              <table:table-cell office:value-type="float" office:value="8206">
                <text:p>8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3098739">
                <text:p>13098739</text:p>
              </table:table-cell>
              <table:table-cell office:value-type="float" office:value="83192">
                <text:p>83192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3469746">
                <text:p>13469746</text:p>
              </table:table-cell>
              <table:table-cell office:value-type="float" office:value="84567">
                <text:p>84567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3818037">
                <text:p>13818037</text:p>
              </table:table-cell>
              <table:table-cell office:value-type="float" office:value="85832">
                <text:p>85832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4189898">
                <text:p>14189898</text:p>
              </table:table-cell>
              <table:table-cell office:value-type="float" office:value="87081">
                <text:p>87081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4588130">
                <text:p>14588130</text:p>
              </table:table-cell>
              <table:table-cell office:value-type="float" office:value="88437">
                <text:p>88437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4961677">
                <text:p>14961677</text:p>
              </table:table-cell>
              <table:table-cell office:value-type="float" office:value="89789">
                <text:p>89789</text:p>
              </table:table-cell>
              <table:table-cell office:value-type="float" office:value="8210">
                <text:p>82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5380544">
                <text:p>15380544</text:p>
              </table:table-cell>
              <table:table-cell office:value-type="float" office:value="91007">
                <text:p>91007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5773424">
                <text:p>15773424</text:p>
              </table:table-cell>
              <table:table-cell office:value-type="float" office:value="92316">
                <text:p>92316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6196155">
                <text:p>16196155</text:p>
              </table:table-cell>
              <table:table-cell office:value-type="float" office:value="93605">
                <text:p>93605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6580506">
                <text:p>16580506</text:p>
              </table:table-cell>
              <table:table-cell office:value-type="float" office:value="94906">
                <text:p>94906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6983647">
                <text:p>16983647</text:p>
              </table:table-cell>
              <table:table-cell office:value-type="float" office:value="96261">
                <text:p>96261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7388045">
                <text:p>17388045</text:p>
              </table:table-cell>
              <table:table-cell office:value-type="float" office:value="97646">
                <text:p>97646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7825879">
                <text:p>17825879</text:p>
              </table:table-cell>
              <table:table-cell office:value-type="float" office:value="98938">
                <text:p>98938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8327835">
                <text:p>18327835</text:p>
              </table:table-cell>
              <table:table-cell office:value-type="float" office:value="100290">
                <text:p>100290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8542308">
                <text:p>18542308</text:p>
              </table:table-cell>
              <table:table-cell office:value-type="float" office:value="101549">
                <text:p>101549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8984554">
                <text:p>18984554</text:p>
              </table:table-cell>
              <table:table-cell office:value-type="float" office:value="102872">
                <text:p>102872</text:p>
              </table:table-cell>
              <table:table-cell office:value-type="float" office:value="9240">
                <text:p>92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9418598">
                <text:p>19418598</text:p>
              </table:table-cell>
              <table:table-cell office:value-type="float" office:value="104217">
                <text:p>104217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9872389">
                <text:p>19872389</text:p>
              </table:table-cell>
              <table:table-cell office:value-type="float" office:value="105506">
                <text:p>105506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0298957">
                <text:p>20298957</text:p>
              </table:table-cell>
              <table:table-cell office:value-type="float" office:value="106859">
                <text:p>106859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0737425">
                <text:p>20737425</text:p>
              </table:table-cell>
              <table:table-cell office:value-type="float" office:value="108314">
                <text:p>108314</text:p>
              </table:table-cell>
              <table:table-cell office:value-type="float" office:value="10036">
                <text:p>100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1182578">
                <text:p>21182578</text:p>
              </table:table-cell>
              <table:table-cell office:value-type="float" office:value="109638">
                <text:p>10963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1656927">
                <text:p>21656927</text:p>
              </table:table-cell>
              <table:table-cell office:value-type="float" office:value="110918">
                <text:p>110918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2136414">
                <text:p>22136414</text:p>
              </table:table-cell>
              <table:table-cell office:value-type="float" office:value="112265">
                <text:p>112265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2612917">
                <text:p>22612917</text:p>
              </table:table-cell>
              <table:table-cell office:value-type="float" office:value="113655">
                <text:p>113655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3116937">
                <text:p>23116937</text:p>
              </table:table-cell>
              <table:table-cell office:value-type="float" office:value="115074">
                <text:p>115074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3611122">
                <text:p>23611122</text:p>
              </table:table-cell>
              <table:table-cell office:value-type="float" office:value="116382">
                <text:p>116382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4135425">
                <text:p>24135425</text:p>
              </table:table-cell>
              <table:table-cell office:value-type="float" office:value="117633">
                <text:p>117633</text:p>
              </table:table-cell>
              <table:table-cell office:value-type="float" office:value="11434">
                <text:p>11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4587461">
                <text:p>24587461</text:p>
              </table:table-cell>
              <table:table-cell office:value-type="float" office:value="119029">
                <text:p>119029</text:p>
              </table:table-cell>
              <table:table-cell office:value-type="float" office:value="11640">
                <text:p>116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5083853">
                <text:p>25083853</text:p>
              </table:table-cell>
              <table:table-cell office:value-type="float" office:value="120357">
                <text:p>120357</text:p>
              </table:table-cell>
              <table:table-cell office:value-type="float" office:value="11834">
                <text:p>11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